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83mm"/>
    </style:style>
    <style:style style:name="co2" style:family="table-column">
      <style:table-column-properties fo:break-before="auto" style:column-width="29.32mm"/>
    </style:style>
    <style:style style:name="co3" style:family="table-column">
      <style:table-column-properties fo:break-before="auto" style:column-width="27.39mm"/>
    </style:style>
    <style:style style:name="co4" style:family="table-column">
      <style:table-column-properties fo:break-before="auto" style:column-width="23.21mm"/>
    </style:style>
    <style:style style:name="co5" style:family="table-column">
      <style:table-column-properties fo:break-before="auto" style:column-width="25.84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8.93mm"/>
    </style:style>
    <style:style style:name="co8" style:family="table-column">
      <style:table-column-properties fo:break-before="auto" style:column-width="27.01mm"/>
    </style:style>
    <style:style style:name="co9" style:family="table-column">
      <style:table-column-properties fo:break-before="auto" style:column-width="24.57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2.7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" fo:font-size="10pt" fo:language="none" fo:country="none" style:font-name-asian="Courier New" style:font-size-asian="10pt" style:language-asian="none" style:country-asian="none" style:font-name-complex="Courier New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Default" office:value-type="string" calcext:value-type="string">
            <text:p>1 CIRCUITO</text:p>
          </table:table-cell>
          <table:table-cell table:style-name="Default" table:number-columns-repeated="1023"/>
        </table:table-row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Circuito 1</text:p>
          </table:table-cell>
          <table:table-cell table:style-name="ce1" office:value-type="string" calcext:value-type="string">
            <text:p>Circuito 2</text:p>
          </table:table-cell>
          <table:table-cell table:style-name="ce1" office:value-type="string" calcext:value-type="string">
            <text:p>Circuito 3</text:p>
          </table:table-cell>
          <table:table-cell table:style-name="ce1" office:value-type="string" calcext:value-type="string">
            <text:p>Circuito 4</text:p>
          </table:table-cell>
          <table:table-cell table:style-name="ce1" office:value-type="string" calcext:value-type="string">
            <text:p>Circuito 5</text:p>
          </table:table-cell>
          <table:table-cell table:style-name="ce1" office:value-type="string" calcext:value-type="string">
            <text:p>Circuito 6</text:p>
          </table:table-cell>
          <table:table-cell table:style-name="ce1" office:value-type="string" calcext:value-type="string">
            <text:p>Circuito 7</text:p>
          </table:table-cell>
          <table:table-cell table:style-name="ce1" office:value-type="string" calcext:value-type="string">
            <text:p>Circuito Test 1</text:p>
          </table:table-cell>
          <table:table-cell table:style-name="ce1" office:value-type="string" calcext:value-type="string">
            <text:p>Circuito Test 2</text:p>
          </table:table-cell>
          <table:table-cell table:style-name="ce1" office:value-type="string" calcext:value-type="string">
            <text:p>Circuito Test 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1161.3992</text:p>
          </table:table-cell>
          <table:table-cell table:number-columns-repeated="6"/>
          <table:table-cell office:value-type="float" office:value="123.9455" calcext:value-type="float">
            <text:p>123,9455</text:p>
          </table:table-cell>
          <table:table-cell office:value-type="float" office:value="8359.2102" calcext:value-type="float">
            <text:p>8359,2102</text:p>
          </table:table-cell>
          <table:table-cell office:value-type="float" office:value="5792.107" calcext:value-type="float">
            <text:p>5792,10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19740.7756</text:p>
          </table:table-cell>
          <table:table-cell table:number-columns-repeated="5"/>
          <table:table-cell office:value-type="float" office:value="8790.9227" calcext:value-type="float">
            <text:p>8790,9227</text:p>
          </table:table-cell>
          <table:table-cell office:value-type="float" office:value="25604.7645" calcext:value-type="float">
            <text:p>25604,7645</text:p>
          </table:table-cell>
          <table:table-cell office:value-type="float" office:value="30623.9979" calcext:value-type="float">
            <text:p>30623,9979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53837.3025</text:p>
          </table:table-cell>
          <table:table-cell table:number-columns-repeated="4"/>
          <table:table-cell office:value-type="float" office:value="2490.6815" calcext:value-type="float">
            <text:p>2490,6815</text:p>
          </table:table-cell>
          <table:table-cell office:value-type="float" office:value="1109.7394" calcext:value-type="float">
            <text:p>1109,7394</text:p>
          </table:table-cell>
          <table:table-cell office:value-type="float" office:value="17800.6303" calcext:value-type="float">
            <text:p>17800,630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629204.5724</text:p>
          </table:table-cell>
          <table:table-cell table:number-columns-repeated="3"/>
          <table:table-cell office:value-type="float" office:value="11710.7028" calcext:value-type="float">
            <text:p>11710,7028</text:p>
          </table:table-cell>
          <table:table-cell office:value-type="float" office:value="23543.4006" calcext:value-type="float">
            <text:p>23543,4006</text:p>
          </table:table-cell>
          <table:table-cell office:value-type="float" office:value="1184.5128" calcext:value-type="float">
            <text:p>1184,5128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82416.3088</text:p>
          </table:table-cell>
          <table:table-cell table:number-columns-repeated="2"/>
          <table:table-cell office:value-type="float" office:value="5613.7317" calcext:value-type="float">
            <text:p>5613,7317</text:p>
          </table:table-cell>
          <table:table-cell office:value-type="float" office:value="3081.5198" calcext:value-type="float">
            <text:p>3081,5198</text:p>
          </table:table-cell>
          <table:table-cell office:value-type="float" office:value="5633.9599" calcext:value-type="float">
            <text:p>5633,959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2897556.1127</text:p>
          </table:table-cell>
          <table:table-cell/>
          <table:table-cell office:value-type="float" office:value="174214.2964" calcext:value-type="float">
            <text:p>174214,2964</text:p>
          </table:table-cell>
          <table:table-cell office:value-type="float" office:value="244762.6582" calcext:value-type="float">
            <text:p>244762,6582</text:p>
          </table:table-cell>
          <table:table-cell office:value-type="float" office:value="42448.5653" calcext:value-type="float">
            <text:p>42448,5653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office:value-type="string" calcext:value-type="string">
            <text:p>119394.8006</text:p>
          </table:table-cell>
          <table:table-cell office:value-type="float" office:value="173702.003" calcext:value-type="float">
            <text:p>173702,003</text:p>
          </table:table-cell>
          <table:table-cell office:value-type="float" office:value="1260.7835" calcext:value-type="float">
            <text:p>1260,7835</text:p>
          </table:table-cell>
          <table:table-cell office:value-type="float" office:value="19124.919" calcext:value-type="float">
            <text:p>19124,919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2 CIRCUITOS</text:p>
          </table:table-cell>
          <table:table-cell table:style-name="Default" table:number-columns-repeated="10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Circuito 1</text:p>
          </table:table-cell>
          <table:table-cell table:style-name="ce1" office:value-type="string" calcext:value-type="string">
            <text:p>Circuito 2</text:p>
          </table:table-cell>
          <table:table-cell table:style-name="ce1" office:value-type="string" calcext:value-type="string">
            <text:p>Circuito 3</text:p>
          </table:table-cell>
          <table:table-cell table:style-name="ce1" office:value-type="string" calcext:value-type="string">
            <text:p>Circuito 4</text:p>
          </table:table-cell>
          <table:table-cell table:style-name="ce1" office:value-type="string" calcext:value-type="string">
            <text:p>Circuito 5</text:p>
          </table:table-cell>
          <table:table-cell table:style-name="ce1" office:value-type="string" calcext:value-type="string">
            <text:p>Circuito 6</text:p>
          </table:table-cell>
          <table:table-cell table:style-name="ce1" office:value-type="string" calcext:value-type="string">
            <text:p>Circuito 7</text:p>
          </table:table-cell>
          <table:table-cell table:style-name="ce1" office:value-type="string" calcext:value-type="string">
            <text:p>Circuito Test 1</text:p>
          </table:table-cell>
          <table:table-cell table:style-name="ce1" office:value-type="string" calcext:value-type="string">
            <text:p>Circuito Test 2</text:p>
          </table:table-cell>
          <table:table-cell table:style-name="ce1" office:value-type="string" calcext:value-type="string">
            <text:p>Circuito Test 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51593.9151</text:p>
          </table:table-cell>
          <table:table-cell office:value-type="string" calcext:value-type="string">
            <text:p>248545.0887</text:p>
          </table:table-cell>
          <table:table-cell table:number-columns-repeated="5"/>
          <table:table-cell office:value-type="float" office:value="8306.8045" calcext:value-type="float">
            <text:p>8306,8045</text:p>
          </table:table-cell>
          <table:table-cell office:value-type="float" office:value="21781.2108" calcext:value-type="float">
            <text:p>21781,2108</text:p>
          </table:table-cell>
          <table:table-cell office:value-type="float" office:value="27195.508" calcext:value-type="float">
            <text:p>27195,508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51435.1352</text:p>
          </table:table-cell>
          <table:table-cell/>
          <table:table-cell office:value-type="string" calcext:value-type="string">
            <text:p>453844.3172</text:p>
          </table:table-cell>
          <table:table-cell table:number-columns-repeated="4"/>
          <table:table-cell office:value-type="float" office:value="173968.303" calcext:value-type="float">
            <text:p>173968,303</text:p>
          </table:table-cell>
          <table:table-cell office:value-type="float" office:value="435011.9222" calcext:value-type="float">
            <text:p>435011,9222</text:p>
          </table:table-cell>
          <table:table-cell office:value-type="float" office:value="28045.4003" calcext:value-type="float">
            <text:p>28045,4003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51644.6705</text:p>
          </table:table-cell>
          <table:table-cell table:number-columns-repeated="2"/>
          <table:table-cell office:value-type="string" calcext:value-type="string">
            <text:p>1629042.1580</text:p>
          </table:table-cell>
          <table:table-cell table:number-columns-repeated="3"/>
          <table:table-cell office:value-type="float" office:value="174294.9434" calcext:value-type="float">
            <text:p>174294,9434</text:p>
          </table:table-cell>
          <table:table-cell office:value-type="float" office:value="435124.2331" calcext:value-type="float">
            <text:p>435124,2331</text:p>
          </table:table-cell>
          <table:table-cell office:value-type="float" office:value="684766.721" calcext:value-type="float">
            <text:p>684766,721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4099.9440</text:p>
          </table:table-cell>
          <table:table-cell table:number-columns-repeated="3"/>
          <table:table-cell office:value-type="string" calcext:value-type="string">
            <text:p>361986.5665</text:p>
          </table:table-cell>
          <table:table-cell table:number-columns-repeated="2"/>
          <table:table-cell office:value-type="float" office:value="173562.9954" calcext:value-type="float">
            <text:p>173562,9954</text:p>
          </table:table-cell>
          <table:table-cell office:value-type="float" office:value="434896.4274" calcext:value-type="float">
            <text:p>434896,4274</text:p>
          </table:table-cell>
          <table:table-cell office:value-type="float" office:value="31550.0129" calcext:value-type="float">
            <text:p>31550,0129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51506.5975</text:p>
          </table:table-cell>
          <table:table-cell table:number-columns-repeated="4"/>
          <table:table-cell office:value-type="string" calcext:value-type="string">
            <text:p>2896621.8521</text:p>
          </table:table-cell>
          <table:table-cell/>
          <table:table-cell office:value-type="float" office:value="3363.6479" calcext:value-type="float">
            <text:p>3363,6479</text:p>
          </table:table-cell>
          <table:table-cell office:value-type="float" office:value="155734.6535" calcext:value-type="float">
            <text:p>155734,6535</text:p>
          </table:table-cell>
          <table:table-cell office:value-type="float" office:value="11875.832" calcext:value-type="float">
            <text:p>11875,832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51366.3802</text:p>
          </table:table-cell>
          <table:table-cell table:number-columns-repeated="5"/>
          <table:table-cell office:value-type="string" calcext:value-type="string">
            <text:p>15378.0055</text:p>
          </table:table-cell>
          <table:table-cell office:value-type="float" office:value="4498.051" calcext:value-type="float">
            <text:p>4498,051</text:p>
          </table:table-cell>
          <table:table-cell office:value-type="float" office:value="8164.4256" calcext:value-type="float">
            <text:p>8164,4256</text:p>
          </table:table-cell>
          <table:table-cell office:value-type="float" office:value="11590.0445" calcext:value-type="float">
            <text:p>11590,0445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19928.4437</text:p>
          </table:table-cell>
          <table:table-cell office:value-type="string" calcext:value-type="string">
            <text:p>454024.4881</text:p>
          </table:table-cell>
          <table:table-cell table:number-columns-repeated="4"/>
          <table:table-cell office:value-type="float" office:value="174300.235" calcext:value-type="float">
            <text:p>174300,235</text:p>
          </table:table-cell>
          <table:table-cell office:value-type="float" office:value="1618.1043" calcext:value-type="float">
            <text:p>1618,1043</text:p>
          </table:table-cell>
          <table:table-cell office:value-type="float" office:value="410.6256" calcext:value-type="float">
            <text:p>410,6256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19670.4392</text:p>
          </table:table-cell>
          <table:table-cell/>
          <table:table-cell office:value-type="string" calcext:value-type="string">
            <text:p>1629803.3275</text:p>
          </table:table-cell>
          <table:table-cell table:number-columns-repeated="3"/>
          <table:table-cell office:value-type="float" office:value="173551.057" calcext:value-type="float">
            <text:p>173551,057</text:p>
          </table:table-cell>
          <table:table-cell office:value-type="float" office:value="317447.9042" calcext:value-type="float">
            <text:p>317447,9042</text:p>
          </table:table-cell>
          <table:table-cell office:value-type="float" office:value="32507.4385" calcext:value-type="float">
            <text:p>32507,4385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20047.0097</text:p>
          </table:table-cell>
          <table:table-cell table:number-columns-repeated="2"/>
          <table:table-cell office:value-type="string" calcext:value-type="string">
            <text:p>912207.7240</text:p>
          </table:table-cell>
          <table:table-cell table:number-columns-repeated="2"/>
          <table:table-cell office:value-type="float" office:value="4818.8161" calcext:value-type="float">
            <text:p>4818,8161</text:p>
          </table:table-cell>
          <table:table-cell office:value-type="float" office:value="435062.7871" calcext:value-type="float">
            <text:p>435062,7871</text:p>
          </table:table-cell>
          <table:table-cell office:value-type="float" office:value="43017.1057" calcext:value-type="float">
            <text:p>43017,1057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319689.0978</text:p>
          </table:table-cell>
          <table:table-cell table:number-columns-repeated="3"/>
          <table:table-cell office:value-type="string" calcext:value-type="string">
            <text:p>70978.1429</text:p>
          </table:table-cell>
          <table:table-cell/>
          <table:table-cell office:value-type="float" office:value="261.3693" calcext:value-type="float">
            <text:p>261,3693</text:p>
          </table:table-cell>
          <table:table-cell office:value-type="float" office:value="3471.3017" calcext:value-type="float">
            <text:p>3471,3017</text:p>
          </table:table-cell>
          <table:table-cell office:value-type="float" office:value="10706.6186" calcext:value-type="float">
            <text:p>10706,6186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319575.3182</text:p>
          </table:table-cell>
          <table:table-cell table:number-columns-repeated="4"/>
          <table:table-cell office:value-type="string" calcext:value-type="string">
            <text:p>1624194.5264</text:p>
          </table:table-cell>
          <table:table-cell office:value-type="float" office:value="173816.7628" calcext:value-type="float">
            <text:p>173816,7628</text:p>
          </table:table-cell>
          <table:table-cell office:value-type="float" office:value="435181.8376" calcext:value-type="float">
            <text:p>435181,8376</text:p>
          </table:table-cell>
          <table:table-cell office:value-type="float" office:value="31897.2573" calcext:value-type="float">
            <text:p>31897,2573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453834.6298</text:p>
          </table:table-cell>
          <table:table-cell office:value-type="string" calcext:value-type="string">
            <text:p>96813.8327</text:p>
          </table:table-cell>
          <table:table-cell table:number-columns-repeated="3"/>
          <table:table-cell office:value-type="float" office:value="173819.9996" calcext:value-type="float">
            <text:p>173819,9996</text:p>
          </table:table-cell>
          <table:table-cell office:value-type="float" office:value="1378.8513" calcext:value-type="float">
            <text:p>1378,8513</text:p>
          </table:table-cell>
          <table:table-cell office:value-type="float" office:value="23909.8873" calcext:value-type="float">
            <text:p>23909,8873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453693.5872</text:p>
          </table:table-cell>
          <table:table-cell/>
          <table:table-cell office:value-type="string" calcext:value-type="string">
            <text:p>912226.5163</text:p>
          </table:table-cell>
          <table:table-cell table:number-columns-repeated="2"/>
          <table:table-cell office:value-type="float" office:value="173765.0501" calcext:value-type="float">
            <text:p>173765,0501</text:p>
          </table:table-cell>
          <table:table-cell office:value-type="float" office:value="434932.6314" calcext:value-type="float">
            <text:p>434932,6314</text:p>
          </table:table-cell>
          <table:table-cell office:value-type="float" office:value="2569.1234" calcext:value-type="float">
            <text:p>2569,1234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453732.6453</text:p>
          </table:table-cell>
          <table:table-cell table:number-columns-repeated="2"/>
          <table:table-cell office:value-type="string" calcext:value-type="string">
            <text:p>137155.4502</text:p>
          </table:table-cell>
          <table:table-cell/>
          <table:table-cell office:value-type="float" office:value="173713.7551" calcext:value-type="float">
            <text:p>173713,7551</text:p>
          </table:table-cell>
          <table:table-cell office:value-type="float" office:value="434931.3782" calcext:value-type="float">
            <text:p>434931,3782</text:p>
          </table:table-cell>
          <table:table-cell office:value-type="float" office:value="42908.523" calcext:value-type="float">
            <text:p>42908,523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453881.9381</text:p>
          </table:table-cell>
          <table:table-cell table:number-columns-repeated="3"/>
          <table:table-cell office:value-type="string" calcext:value-type="string">
            <text:p>1624858.9226</text:p>
          </table:table-cell>
          <table:table-cell office:value-type="float" office:value="33596.9061" calcext:value-type="float">
            <text:p>33596,9061</text:p>
          </table:table-cell>
          <table:table-cell office:value-type="float" office:value="13167.177" calcext:value-type="float">
            <text:p>13167,177</text:p>
          </table:table-cell>
          <table:table-cell office:value-type="float" office:value="5747.6373" calcext:value-type="float">
            <text:p>5747,6373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23495.9185</text:p>
          </table:table-cell>
          <table:table-cell office:value-type="string" calcext:value-type="string">
            <text:p>355588.4810</text:p>
          </table:table-cell>
          <table:table-cell table:number-columns-repeated="2"/>
          <table:table-cell office:value-type="float" office:value="214.4897" calcext:value-type="float">
            <text:p>214,4897</text:p>
          </table:table-cell>
          <table:table-cell office:value-type="float" office:value="16581.234" calcext:value-type="float">
            <text:p>16581,234</text:p>
          </table:table-cell>
          <table:table-cell office:value-type="float" office:value="5156.2054" calcext:value-type="float">
            <text:p>5156,2054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123477.6788</text:p>
          </table:table-cell>
          <table:table-cell/>
          <table:table-cell office:value-type="string" calcext:value-type="string">
            <text:p>78148.1129</text:p>
          </table:table-cell>
          <table:table-cell/>
          <table:table-cell office:value-type="float" office:value="3290.4078" calcext:value-type="float">
            <text:p>3290,4078</text:p>
          </table:table-cell>
          <table:table-cell office:value-type="float" office:value="4513.0485" calcext:value-type="float">
            <text:p>4513,0485</text:p>
          </table:table-cell>
          <table:table-cell office:value-type="float" office:value="12301.4965" calcext:value-type="float">
            <text:p>12301,4965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234308.9638</text:p>
          </table:table-cell>
          <table:table-cell table:number-columns-repeated="2"/>
          <table:table-cell office:value-type="string" calcext:value-type="string">
            <text:p>58545.0248</text:p>
          </table:table-cell>
          <table:table-cell office:value-type="float" office:value="173738.7284" calcext:value-type="float">
            <text:p>173738,7284</text:p>
          </table:table-cell>
          <table:table-cell office:value-type="float" office:value="19534.2535" calcext:value-type="float">
            <text:p>19534,2535</text:p>
          </table:table-cell>
          <table:table-cell office:value-type="float" office:value="5614.1269" calcext:value-type="float">
            <text:p>5614,1269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911907.2904</text:p>
          </table:table-cell>
          <table:table-cell office:value-type="string" calcext:value-type="string">
            <text:p>2896427.4291</text:p>
          </table:table-cell>
          <table:table-cell/>
          <table:table-cell office:value-type="float" office:value="22158.5143" calcext:value-type="float">
            <text:p>22158,5143</text:p>
          </table:table-cell>
          <table:table-cell office:value-type="float" office:value="435156.937" calcext:value-type="float">
            <text:p>435156,937</text:p>
          </table:table-cell>
          <table:table-cell office:value-type="float" office:value="393191.4113" calcext:value-type="float">
            <text:p>393191,4113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912120.0169</text:p>
          </table:table-cell>
          <table:table-cell/>
          <table:table-cell office:value-type="string" calcext:value-type="string">
            <text:p>1624597.5550</text:p>
          </table:table-cell>
          <table:table-cell office:value-type="float" office:value="173997.0016" calcext:value-type="float">
            <text:p>173997,0016</text:p>
          </table:table-cell>
          <table:table-cell office:value-type="float" office:value="12475.9492" calcext:value-type="float">
            <text:p>12475,9492</text:p>
          </table:table-cell>
          <table:table-cell office:value-type="float" office:value="684699.8073" calcext:value-type="float">
            <text:p>684699,8073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  <table:table-cell office:value-type="string" calcext:value-type="string">
            <text:p>107852.4851</text:p>
          </table:table-cell>
          <table:table-cell office:value-type="string" calcext:value-type="string">
            <text:p>150681.9463</text:p>
          </table:table-cell>
          <table:table-cell office:value-type="float" office:value="173899.4188" calcext:value-type="float">
            <text:p>173899,4188</text:p>
          </table:table-cell>
          <table:table-cell office:value-type="float" office:value="98275.2054" calcext:value-type="float">
            <text:p>98275,2054</text:p>
          </table:table-cell>
          <table:table-cell office:value-type="float" office:value="438063.2341" calcext:value-type="float">
            <text:p>438063,2341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Default" table:number-columns-repeated="11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3 CIRCUITOS</text:p>
          </table:table-cell>
          <table:table-cell table:style-name="Default" table:number-columns-repeated="10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Circuito 1</text:p>
          </table:table-cell>
          <table:table-cell table:style-name="ce1" office:value-type="string" calcext:value-type="string">
            <text:p>Circuito 2</text:p>
          </table:table-cell>
          <table:table-cell table:style-name="ce1" office:value-type="string" calcext:value-type="string">
            <text:p>Circuito 3</text:p>
          </table:table-cell>
          <table:table-cell table:style-name="ce1" office:value-type="string" calcext:value-type="string">
            <text:p>Circuito 4</text:p>
          </table:table-cell>
          <table:table-cell table:style-name="ce1" office:value-type="string" calcext:value-type="string">
            <text:p>Circuito 5</text:p>
          </table:table-cell>
          <table:table-cell table:style-name="ce1" office:value-type="string" calcext:value-type="string">
            <text:p>Circuito 6</text:p>
          </table:table-cell>
          <table:table-cell table:style-name="ce1" office:value-type="string" calcext:value-type="string">
            <text:p>Circuito 7</text:p>
          </table:table-cell>
          <table:table-cell table:style-name="ce1" office:value-type="string" calcext:value-type="string">
            <text:p>Circuito Test 1</text:p>
          </table:table-cell>
          <table:table-cell table:style-name="ce1" office:value-type="string" calcext:value-type="string">
            <text:p>Circuito Test 2</text:p>
          </table:table-cell>
          <table:table-cell table:style-name="ce1" office:value-type="string" calcext:value-type="string">
            <text:p>Circuito Test 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5480.8989</text:p>
          </table:table-cell>
          <table:table-cell office:value-type="string" calcext:value-type="string">
            <text:p>47359.9503</text:p>
          </table:table-cell>
          <table:table-cell office:value-type="string" calcext:value-type="string">
            <text:p>453767.0471</text:p>
          </table:table-cell>
          <table:table-cell table:number-columns-repeated="4"/>
          <table:table-cell office:value-type="float" office:value="173836.2169" calcext:value-type="float">
            <text:p>173836,2169</text:p>
          </table:table-cell>
          <table:table-cell office:value-type="float" office:value="21147.7418" calcext:value-type="float">
            <text:p>21147,7418</text:p>
          </table:table-cell>
          <table:table-cell office:value-type="float" office:value="589.3152" calcext:value-type="float">
            <text:p>589,315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51191.7740</text:p>
          </table:table-cell>
          <table:table-cell office:value-type="string" calcext:value-type="string">
            <text:p>319895.4761</text:p>
          </table:table-cell>
          <table:table-cell/>
          <table:table-cell office:value-type="string" calcext:value-type="string">
            <text:p>1629426.8533</text:p>
          </table:table-cell>
          <table:table-cell table:number-columns-repeated="3"/>
          <table:table-cell office:value-type="float" office:value="173911.5294" calcext:value-type="float">
            <text:p>173911,5294</text:p>
          </table:table-cell>
          <table:table-cell office:value-type="float" office:value="231601.122" calcext:value-type="float">
            <text:p>231601,122</text:p>
          </table:table-cell>
          <table:table-cell office:value-type="float" office:value="32305.1496" calcext:value-type="float">
            <text:p>32305,1496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51122.5903</text:p>
          </table:table-cell>
          <table:table-cell/>
          <table:table-cell office:value-type="string" calcext:value-type="string">
            <text:p>453698.8566</text:p>
          </table:table-cell>
          <table:table-cell office:value-type="string" calcext:value-type="string">
            <text:p>1629324.8073</text:p>
          </table:table-cell>
          <table:table-cell table:number-columns-repeated="3"/>
          <table:table-cell office:value-type="float" office:value="194.9469" calcext:value-type="float">
            <text:p>194,9469</text:p>
          </table:table-cell>
          <table:table-cell office:value-type="float" office:value="435179.3782" calcext:value-type="float">
            <text:p>435179,3782</text:p>
          </table:table-cell>
          <table:table-cell office:value-type="float" office:value="684561.8408" calcext:value-type="float">
            <text:p>684561,8408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0700.8941</text:p>
          </table:table-cell>
          <table:table-cell office:value-type="string" calcext:value-type="string">
            <text:p>48621.8136</text:p>
          </table:table-cell>
          <table:table-cell table:number-columns-repeated="2"/>
          <table:table-cell office:value-type="string" calcext:value-type="string">
            <text:p>911781.2819</text:p>
          </table:table-cell>
          <table:table-cell table:number-columns-repeated="2"/>
          <table:table-cell office:value-type="float" office:value="173741.1374" calcext:value-type="float">
            <text:p>173741,1374</text:p>
          </table:table-cell>
          <table:table-cell office:value-type="float" office:value="434826.7548" calcext:value-type="float">
            <text:p>434826,7548</text:p>
          </table:table-cell>
          <table:table-cell office:value-type="float" office:value="24446.7478" calcext:value-type="float">
            <text:p>24446,7478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51324.0444</text:p>
          </table:table-cell>
          <table:table-cell/>
          <table:table-cell office:value-type="string" calcext:value-type="string">
            <text:p>453591.3927</text:p>
          </table:table-cell>
          <table:table-cell/>
          <table:table-cell office:value-type="string" calcext:value-type="string">
            <text:p>911718.6698</text:p>
          </table:table-cell>
          <table:table-cell table:number-columns-repeated="2"/>
          <table:table-cell office:value-type="float" office:value="174142.6379" calcext:value-type="float">
            <text:p>174142,6379</text:p>
          </table:table-cell>
          <table:table-cell office:value-type="float" office:value="99860.1844" calcext:value-type="float">
            <text:p>99860,1844</text:p>
          </table:table-cell>
          <table:table-cell office:value-type="float" office:value="28601.4201" calcext:value-type="float">
            <text:p>28601,4201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51613.0363</text:p>
          </table:table-cell>
          <table:table-cell table:number-columns-repeated="2"/>
          <table:table-cell office:value-type="string" calcext:value-type="string">
            <text:p>1629400.3292</text:p>
          </table:table-cell>
          <table:table-cell office:value-type="string" calcext:value-type="string">
            <text:p>912169.6615</text:p>
          </table:table-cell>
          <table:table-cell table:number-columns-repeated="2"/>
          <table:table-cell office:value-type="float" office:value="43750.9965" calcext:value-type="float">
            <text:p>43750,9965</text:p>
          </table:table-cell>
          <table:table-cell office:value-type="float" office:value="176820.762" calcext:value-type="float">
            <text:p>176820,762</text:p>
          </table:table-cell>
          <table:table-cell office:value-type="float" office:value="44377.4632" calcext:value-type="float">
            <text:p>44377,4632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51388.0404</text:p>
          </table:table-cell>
          <table:table-cell office:value-type="string" calcext:value-type="string">
            <text:p>61539.8357</text:p>
          </table:table-cell>
          <table:table-cell table:number-columns-repeated="3"/>
          <table:table-cell office:value-type="string" calcext:value-type="string">
            <text:p>165215.9725</text:p>
          </table:table-cell>
          <table:table-cell/>
          <table:table-cell office:value-type="float" office:value="142.6386" calcext:value-type="float">
            <text:p>142,6386</text:p>
          </table:table-cell>
          <table:table-cell office:value-type="float" office:value="435031.6373" calcext:value-type="float">
            <text:p>435031,6373</text:p>
          </table:table-cell>
          <table:table-cell office:value-type="float" office:value="4999.9666" calcext:value-type="float">
            <text:p>4999,9666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51307.5653</text:p>
          </table:table-cell>
          <table:table-cell/>
          <table:table-cell office:value-type="string" calcext:value-type="string">
            <text:p>453720.6439</text:p>
          </table:table-cell>
          <table:table-cell table:number-columns-repeated="2"/>
          <table:table-cell office:value-type="string" calcext:value-type="string">
            <text:p>45484.4465</text:p>
          </table:table-cell>
          <table:table-cell/>
          <table:table-cell office:value-type="float" office:value="173813.678" calcext:value-type="float">
            <text:p>173813,678</text:p>
          </table:table-cell>
          <table:table-cell office:value-type="float" office:value="2953.2749" calcext:value-type="float">
            <text:p>2953,2749</text:p>
          </table:table-cell>
          <table:table-cell office:value-type="float" office:value="589.6032" calcext:value-type="float">
            <text:p>589,6032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7837.7422</text:p>
          </table:table-cell>
          <table:table-cell table:number-columns-repeated="2"/>
          <table:table-cell office:value-type="string" calcext:value-type="string">
            <text:p>1629017.0963</text:p>
          </table:table-cell>
          <table:table-cell/>
          <table:table-cell office:value-type="string" calcext:value-type="string">
            <text:p>155968.1532</text:p>
          </table:table-cell>
          <table:table-cell/>
          <table:table-cell office:value-type="float" office:value="18156.9886" calcext:value-type="float">
            <text:p>18156,9886</text:p>
          </table:table-cell>
          <table:table-cell office:value-type="float" office:value="434920.9173" calcext:value-type="float">
            <text:p>434920,9173</text:p>
          </table:table-cell>
          <table:table-cell office:value-type="float" office:value="252921.8152" calcext:value-type="float">
            <text:p>252921,8152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51298.5311</text:p>
          </table:table-cell>
          <table:table-cell table:number-columns-repeated="3"/>
          <table:table-cell office:value-type="string" calcext:value-type="string">
            <text:p>911655.1795</text:p>
          </table:table-cell>
          <table:table-cell office:value-type="string" calcext:value-type="string">
            <text:p>59357.2056</text:p>
          </table:table-cell>
          <table:table-cell/>
          <table:table-cell office:value-type="float" office:value="173821.9763" calcext:value-type="float">
            <text:p>173821,9763</text:p>
          </table:table-cell>
          <table:table-cell office:value-type="float" office:value="434958.4481" calcext:value-type="float">
            <text:p>434958,4481</text:p>
          </table:table-cell>
          <table:table-cell office:value-type="float" office:value="46050.9529" calcext:value-type="float">
            <text:p>46050,952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32347.8601</text:p>
          </table:table-cell>
          <table:table-cell office:value-type="string" calcext:value-type="string">
            <text:p>155736.9044</text:p>
          </table:table-cell>
          <table:table-cell table:number-columns-repeated="4"/>
          <table:table-cell office:value-type="string" calcext:value-type="string">
            <text:p>1502618.5949</text:p>
          </table:table-cell>
          <table:table-cell office:value-type="float" office:value="174401.0175" calcext:value-type="float">
            <text:p>174401,0175</text:p>
          </table:table-cell>
          <table:table-cell office:value-type="float" office:value="435129.0714" calcext:value-type="float">
            <text:p>435129,0714</text:p>
          </table:table-cell>
          <table:table-cell office:value-type="float" office:value="8035.5529" calcext:value-type="float">
            <text:p>8035,5529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51235.7340</text:p>
          </table:table-cell>
          <table:table-cell/>
          <table:table-cell office:value-type="string" calcext:value-type="string">
            <text:p>454058.7985</text:p>
          </table:table-cell>
          <table:table-cell table:number-columns-repeated="3"/>
          <table:table-cell office:value-type="string" calcext:value-type="string">
            <text:p>24894.1425</text:p>
          </table:table-cell>
          <table:table-cell office:value-type="float" office:value="174129.5461" calcext:value-type="float">
            <text:p>174129,5461</text:p>
          </table:table-cell>
          <table:table-cell office:value-type="float" office:value="2832.0843" calcext:value-type="float">
            <text:p>2832,0843</text:p>
          </table:table-cell>
          <table:table-cell office:value-type="float" office:value="3642.0655" calcext:value-type="float">
            <text:p>3642,0655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451281.5225</text:p>
          </table:table-cell>
          <table:table-cell table:number-columns-repeated="2"/>
          <table:table-cell office:value-type="string" calcext:value-type="string">
            <text:p>1629246.6296</text:p>
          </table:table-cell>
          <table:table-cell table:number-columns-repeated="2"/>
          <table:table-cell office:value-type="string" calcext:value-type="string">
            <text:p>1624744.4042</text:p>
          </table:table-cell>
          <table:table-cell office:value-type="float" office:value="68220.0457" calcext:value-type="float">
            <text:p>68220,0457</text:p>
          </table:table-cell>
          <table:table-cell office:value-type="float" office:value="434982.3316" calcext:value-type="float">
            <text:p>434982,3316</text:p>
          </table:table-cell>
          <table:table-cell office:value-type="float" office:value="684673.5513" calcext:value-type="float">
            <text:p>684673,5513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73988.4988</text:p>
          </table:table-cell>
          <table:table-cell table:number-columns-repeated="3"/>
          <table:table-cell office:value-type="string" calcext:value-type="string">
            <text:p>911568.3391</text:p>
          </table:table-cell>
          <table:table-cell/>
          <table:table-cell office:value-type="string" calcext:value-type="string">
            <text:p>294613.7155</text:p>
          </table:table-cell>
          <table:table-cell office:value-type="float" office:value="24089.4382" calcext:value-type="float">
            <text:p>24089,4382</text:p>
          </table:table-cell>
          <table:table-cell office:value-type="float" office:value="366941.465" calcext:value-type="float">
            <text:p>366941,465</text:p>
          </table:table-cell>
          <table:table-cell office:value-type="float" office:value="42802.3272" calcext:value-type="float">
            <text:p>42802,3272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451316.1362</text:p>
          </table:table-cell>
          <table:table-cell table:number-columns-repeated="4"/>
          <table:table-cell office:value-type="string" calcext:value-type="string">
            <text:p>156406.9142</text:p>
          </table:table-cell>
          <table:table-cell office:value-type="string" calcext:value-type="string">
            <text:p>37423.4332</text:p>
          </table:table-cell>
          <table:table-cell office:value-type="float" office:value="1673.5953" calcext:value-type="float">
            <text:p>1673,5953</text:p>
          </table:table-cell>
          <table:table-cell office:value-type="float" office:value="55042.1001" calcext:value-type="float">
            <text:p>55042,1001</text:p>
          </table:table-cell>
          <table:table-cell office:value-type="float" office:value="5011.2928" calcext:value-type="float">
            <text:p>5011,2928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319826.9552</text:p>
          </table:table-cell>
          <table:table-cell office:value-type="string" calcext:value-type="string">
            <text:p>453810.2138</text:p>
          </table:table-cell>
          <table:table-cell office:value-type="string" calcext:value-type="string">
            <text:p>1629689.7539</text:p>
          </table:table-cell>
          <table:table-cell table:number-columns-repeated="3"/>
          <table:table-cell office:value-type="float" office:value="173714.7507" calcext:value-type="float">
            <text:p>173714,7507</text:p>
          </table:table-cell>
          <table:table-cell office:value-type="float" office:value="3785.3426" calcext:value-type="float">
            <text:p>3785,3426</text:p>
          </table:table-cell>
          <table:table-cell office:value-type="float" office:value="1413.3533" calcext:value-type="float">
            <text:p>1413,353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319576.9855</text:p>
          </table:table-cell>
          <table:table-cell office:value-type="string" calcext:value-type="string">
            <text:p>454040.2272</text:p>
          </table:table-cell>
          <table:table-cell/>
          <table:table-cell office:value-type="string" calcext:value-type="string">
            <text:p>17095.7015</text:p>
          </table:table-cell>
          <table:table-cell table:number-columns-repeated="2"/>
          <table:table-cell office:value-type="float" office:value="11993.9566" calcext:value-type="float">
            <text:p>11993,9566</text:p>
          </table:table-cell>
          <table:table-cell office:value-type="float" office:value="28935.7928" calcext:value-type="float">
            <text:p>28935,7928</text:p>
          </table:table-cell>
          <table:table-cell office:value-type="float" office:value="2595.3542" calcext:value-type="float">
            <text:p>2595,3542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319810.9445</text:p>
          </table:table-cell>
          <table:table-cell/>
          <table:table-cell office:value-type="string" calcext:value-type="string">
            <text:p>1629260.8982</text:p>
          </table:table-cell>
          <table:table-cell office:value-type="string" calcext:value-type="string">
            <text:p>911882.0794</text:p>
          </table:table-cell>
          <table:table-cell table:number-columns-repeated="2"/>
          <table:table-cell office:value-type="float" office:value="173735.4054" calcext:value-type="float">
            <text:p>173735,4054</text:p>
          </table:table-cell>
          <table:table-cell office:value-type="float" office:value="435123.7136" calcext:value-type="float">
            <text:p>435123,7136</text:p>
          </table:table-cell>
          <table:table-cell office:value-type="float" office:value="30655.2841" calcext:value-type="float">
            <text:p>30655,2841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46063.8385</text:p>
          </table:table-cell>
          <table:table-cell office:value-type="string" calcext:value-type="string">
            <text:p>453580.0358</text:p>
          </table:table-cell>
          <table:table-cell table:number-columns-repeated="2"/>
          <table:table-cell office:value-type="string" calcext:value-type="string">
            <text:p>69405.0644</text:p>
          </table:table-cell>
          <table:table-cell/>
          <table:table-cell office:value-type="float" office:value="173791.5925" calcext:value-type="float">
            <text:p>173791,5925</text:p>
          </table:table-cell>
          <table:table-cell office:value-type="float" office:value="19856.1461" calcext:value-type="float">
            <text:p>19856,1461</text:p>
          </table:table-cell>
          <table:table-cell office:value-type="float" office:value="300.0168" calcext:value-type="float">
            <text:p>300,0168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19781.1994</text:p>
          </table:table-cell>
          <table:table-cell/>
          <table:table-cell office:value-type="string" calcext:value-type="string">
            <text:p>1629268.6802</text:p>
          </table:table-cell>
          <table:table-cell/>
          <table:table-cell office:value-type="string" calcext:value-type="string">
            <text:p>2897127.0919</text:p>
          </table:table-cell>
          <table:table-cell/>
          <table:table-cell office:value-type="float" office:value="173689.3812" calcext:value-type="float">
            <text:p>173689,3812</text:p>
          </table:table-cell>
          <table:table-cell office:value-type="float" office:value="435122.4017" calcext:value-type="float">
            <text:p>435122,4017</text:p>
          </table:table-cell>
          <table:table-cell office:value-type="float" office:value="4922.9533" calcext:value-type="float">
            <text:p>4922,9533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319700.9654</text:p>
          </table:table-cell>
          <table:table-cell table:number-columns-repeated="2"/>
          <table:table-cell office:value-type="string" calcext:value-type="string">
            <text:p>911667.7684</text:p>
          </table:table-cell>
          <table:table-cell office:value-type="string" calcext:value-type="string">
            <text:p>2896578.7820</text:p>
          </table:table-cell>
          <table:table-cell/>
          <table:table-cell office:value-type="float" office:value="173662.5039" calcext:value-type="float">
            <text:p>173662,5039</text:p>
          </table:table-cell>
          <table:table-cell office:value-type="float" office:value="434911.4504" calcext:value-type="float">
            <text:p>434911,4504</text:p>
          </table:table-cell>
          <table:table-cell office:value-type="float" office:value="685024.2997" calcext:value-type="float">
            <text:p>685024,2997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197115.1640</text:p>
          </table:table-cell>
          <table:table-cell office:value-type="string" calcext:value-type="string">
            <text:p>453847.0579</text:p>
          </table:table-cell>
          <table:table-cell table:number-columns-repeated="3"/>
          <table:table-cell office:value-type="string" calcext:value-type="string">
            <text:p>546773.6450</text:p>
          </table:table-cell>
          <table:table-cell office:value-type="float" office:value="18563.6967" calcext:value-type="float">
            <text:p>18563,6967</text:p>
          </table:table-cell>
          <table:table-cell office:value-type="float" office:value="20237.3768" calcext:value-type="float">
            <text:p>20237,3768</text:p>
          </table:table-cell>
          <table:table-cell office:value-type="float" office:value="29861.0761" calcext:value-type="float">
            <text:p>29861,0761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319727.0252</text:p>
          </table:table-cell>
          <table:table-cell/>
          <table:table-cell office:value-type="string" calcext:value-type="string">
            <text:p>92663.6284</text:p>
          </table:table-cell>
          <table:table-cell table:number-columns-repeated="2"/>
          <table:table-cell office:value-type="string" calcext:value-type="string">
            <text:p>20667.1852</text:p>
          </table:table-cell>
          <table:table-cell office:value-type="float" office:value="14096.0053" calcext:value-type="float">
            <text:p>14096,0053</text:p>
          </table:table-cell>
          <table:table-cell office:value-type="float" office:value="2528.2653" calcext:value-type="float">
            <text:p>2528,2653</text:p>
          </table:table-cell>
          <table:table-cell office:value-type="float" office:value="964.3653" calcext:value-type="float">
            <text:p>964,3653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235057.7706</text:p>
          </table:table-cell>
          <table:table-cell table:number-columns-repeated="2"/>
          <table:table-cell office:value-type="string" calcext:value-type="string">
            <text:p>15076.4089</text:p>
          </table:table-cell>
          <table:table-cell/>
          <table:table-cell office:value-type="string" calcext:value-type="string">
            <text:p>34969.9362</text:p>
          </table:table-cell>
          <table:table-cell office:value-type="float" office:value="173825.4908" calcext:value-type="float">
            <text:p>173825,4908</text:p>
          </table:table-cell>
          <table:table-cell office:value-type="float" office:value="7092.5991" calcext:value-type="float">
            <text:p>7092,5991</text:p>
          </table:table-cell>
          <table:table-cell office:value-type="float" office:value="3884.0619" calcext:value-type="float">
            <text:p>3884,0619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47766.2667</text:p>
          </table:table-cell>
          <table:table-cell table:number-columns-repeated="3"/>
          <table:table-cell office:value-type="string" calcext:value-type="string">
            <text:p>1276353.5613</text:p>
          </table:table-cell>
          <table:table-cell office:value-type="string" calcext:value-type="string">
            <text:p>35700.6942</text:p>
          </table:table-cell>
          <table:table-cell office:value-type="float" office:value="173827.061" calcext:value-type="float">
            <text:p>173827,061</text:p>
          </table:table-cell>
          <table:table-cell office:value-type="float" office:value="4647.2304" calcext:value-type="float">
            <text:p>4647,2304</text:p>
          </table:table-cell>
          <table:table-cell office:value-type="float" office:value="2309.1775" calcext:value-type="float">
            <text:p>2309,1775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453661.1813</text:p>
          </table:table-cell>
          <table:table-cell office:value-type="string" calcext:value-type="string">
            <text:p>27664.8771</text:p>
          </table:table-cell>
          <table:table-cell office:value-type="string" calcext:value-type="string">
            <text:p>912093.9022</text:p>
          </table:table-cell>
          <table:table-cell table:number-columns-repeated="2"/>
          <table:table-cell office:value-type="float" office:value="12026.6918" calcext:value-type="float">
            <text:p>12026,6918</text:p>
          </table:table-cell>
          <table:table-cell office:value-type="float" office:value="435008.1899" calcext:value-type="float">
            <text:p>435008,1899</text:p>
          </table:table-cell>
          <table:table-cell office:value-type="float" office:value="9904.3653" calcext:value-type="float">
            <text:p>9904,3653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453624.1289</text:p>
          </table:table-cell>
          <table:table-cell office:value-type="string" calcext:value-type="string">
            <text:p>1629466.7486</text:p>
          </table:table-cell>
          <table:table-cell/>
          <table:table-cell office:value-type="string" calcext:value-type="string">
            <text:p>2896288.1798</text:p>
          </table:table-cell>
          <table:table-cell/>
          <table:table-cell office:value-type="float" office:value="173696.8275" calcext:value-type="float">
            <text:p>173696,8275</text:p>
          </table:table-cell>
          <table:table-cell office:value-type="float" office:value="12299.3129" calcext:value-type="float">
            <text:p>12299,3129</text:p>
          </table:table-cell>
          <table:table-cell office:value-type="float" office:value="31189.5338" calcext:value-type="float">
            <text:p>31189,5338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453660.0879</text:p>
          </table:table-cell>
          <table:table-cell/>
          <table:table-cell office:value-type="string" calcext:value-type="string">
            <text:p>15305.0353</text:p>
          </table:table-cell>
          <table:table-cell office:value-type="string" calcext:value-type="string">
            <text:p>157827.3140</text:p>
          </table:table-cell>
          <table:table-cell/>
          <table:table-cell office:value-type="float" office:value="11467.6013" calcext:value-type="float">
            <text:p>11467,6013</text:p>
          </table:table-cell>
          <table:table-cell office:value-type="float" office:value="4300.4101" calcext:value-type="float">
            <text:p>4300,4101</text:p>
          </table:table-cell>
          <table:table-cell office:value-type="float" office:value="2315.9443" calcext:value-type="float">
            <text:p>2315,9443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277811.8887</text:p>
          </table:table-cell>
          <table:table-cell office:value-type="string" calcext:value-type="string">
            <text:p>38995.1898</text:p>
          </table:table-cell>
          <table:table-cell table:number-columns-repeated="2"/>
          <table:table-cell office:value-type="string" calcext:value-type="string">
            <text:p>36517.8609</text:p>
          </table:table-cell>
          <table:table-cell office:value-type="float" office:value="30788.583" calcext:value-type="float">
            <text:p>30788,583</text:p>
          </table:table-cell>
          <table:table-cell office:value-type="float" office:value="6485.8936" calcext:value-type="float">
            <text:p>6485,8936</text:p>
          </table:table-cell>
          <table:table-cell office:value-type="float" office:value="3168.867" calcext:value-type="float">
            <text:p>3168,867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453707.7873</text:p>
          </table:table-cell>
          <table:table-cell/>
          <table:table-cell office:value-type="string" calcext:value-type="string">
            <text:p>7576.4128</text:p>
          </table:table-cell>
          <table:table-cell/>
          <table:table-cell office:value-type="string" calcext:value-type="string">
            <text:p>24905.7302</text:p>
          </table:table-cell>
          <table:table-cell office:value-type="float" office:value="173911.6432" calcext:value-type="float">
            <text:p>173911,6432</text:p>
          </table:table-cell>
          <table:table-cell office:value-type="float" office:value="2752.2342" calcext:value-type="float">
            <text:p>2752,2342</text:p>
          </table:table-cell>
          <table:table-cell office:value-type="float" office:value="1415.2497" calcext:value-type="float">
            <text:p>1415,2497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453792.0931</text:p>
          </table:table-cell>
          <table:table-cell table:number-columns-repeated="2"/>
          <table:table-cell office:value-type="string" calcext:value-type="string">
            <text:p>2897116.0346</text:p>
          </table:table-cell>
          <table:table-cell office:value-type="string" calcext:value-type="string">
            <text:p>1624686.9499</text:p>
          </table:table-cell>
          <table:table-cell office:value-type="float" office:value="173802.6273" calcext:value-type="float">
            <text:p>173802,6273</text:p>
          </table:table-cell>
          <table:table-cell office:value-type="float" office:value="8192.6454" calcext:value-type="float">
            <text:p>8192,6454</text:p>
          </table:table-cell>
          <table:table-cell office:value-type="float" office:value="684785.0242" calcext:value-type="float">
            <text:p>684785,0242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1629987.7826</text:p>
          </table:table-cell>
          <table:table-cell office:value-type="string" calcext:value-type="string">
            <text:p>912234.8878</text:p>
          </table:table-cell>
          <table:table-cell office:value-type="string" calcext:value-type="string">
            <text:p>2897217.2084</text:p>
          </table:table-cell>
          <table:table-cell/>
          <table:table-cell office:value-type="float" office:value="173952.8233" calcext:value-type="float">
            <text:p>173952,8233</text:p>
          </table:table-cell>
          <table:table-cell office:value-type="float" office:value="435525.6743" calcext:value-type="float">
            <text:p>435525,6743</text:p>
          </table:table-cell>
          <table:table-cell office:value-type="float" office:value="684882.6674" calcext:value-type="float">
            <text:p>684882,6674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1629154.4672</text:p>
          </table:table-cell>
          <table:table-cell office:value-type="string" calcext:value-type="string">
            <text:p>911571.8361</text:p>
          </table:table-cell>
          <table:table-cell/>
          <table:table-cell office:value-type="string" calcext:value-type="string">
            <text:p>1624361.3395</text:p>
          </table:table-cell>
          <table:table-cell office:value-type="float" office:value="173658.7139" calcext:value-type="float">
            <text:p>173658,7139</text:p>
          </table:table-cell>
          <table:table-cell office:value-type="float" office:value="435321.396" calcext:value-type="float">
            <text:p>435321,396</text:p>
          </table:table-cell>
          <table:table-cell office:value-type="float" office:value="2433.2719" calcext:value-type="float">
            <text:p>2433,2719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  <table:table-cell office:value-type="string" calcext:value-type="string">
            <text:p>1629357.0372</text:p>
          </table:table-cell>
          <table:table-cell/>
          <table:table-cell office:value-type="string" calcext:value-type="string">
            <text:p>90210.4747</text:p>
          </table:table-cell>
          <table:table-cell office:value-type="string" calcext:value-type="string">
            <text:p>26629.4879</text:p>
          </table:table-cell>
          <table:table-cell office:value-type="float" office:value="173656.6016" calcext:value-type="float">
            <text:p>173656,6016</text:p>
          </table:table-cell>
          <table:table-cell office:value-type="float" office:value="20971.5326" calcext:value-type="float">
            <text:p>20971,5326</text:p>
          </table:table-cell>
          <table:table-cell office:value-type="float" office:value="12962.4132" calcext:value-type="float">
            <text:p>12962,4132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  <table:table-cell office:value-type="string" calcext:value-type="string">
            <text:p>171502.2779</text:p>
          </table:table-cell>
          <table:table-cell office:value-type="string" calcext:value-type="string">
            <text:p>50456.0611</text:p>
          </table:table-cell>
          <table:table-cell office:value-type="string" calcext:value-type="string">
            <text:p>15404.9423</text:p>
          </table:table-cell>
          <table:table-cell office:value-type="float" office:value="16942.6779" calcext:value-type="float">
            <text:p>16942,6779</text:p>
          </table:table-cell>
          <table:table-cell office:value-type="float" office:value="435026.2749" calcext:value-type="float">
            <text:p>435026,2749</text:p>
          </table:table-cell>
          <table:table-cell office:value-type="float" office:value="7587.3112" calcext:value-type="float">
            <text:p>7587,3112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4 CIRCUITOS</text:p>
          </table:table-cell>
          <table:table-cell table:style-name="Default" table:number-columns-repeated="10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Circuito 1</text:p>
          </table:table-cell>
          <table:table-cell table:style-name="ce1" office:value-type="string" calcext:value-type="string">
            <text:p>Circuito 2</text:p>
          </table:table-cell>
          <table:table-cell table:style-name="ce1" office:value-type="string" calcext:value-type="string">
            <text:p>Circuito 3</text:p>
          </table:table-cell>
          <table:table-cell table:style-name="ce1" office:value-type="string" calcext:value-type="string">
            <text:p>Circuito 4</text:p>
          </table:table-cell>
          <table:table-cell table:style-name="ce1" office:value-type="string" calcext:value-type="string">
            <text:p>Circuito 5</text:p>
          </table:table-cell>
          <table:table-cell table:style-name="ce1" office:value-type="string" calcext:value-type="string">
            <text:p>Circuito 6</text:p>
          </table:table-cell>
          <table:table-cell table:style-name="ce1" office:value-type="string" calcext:value-type="string">
            <text:p>Circuito 7</text:p>
          </table:table-cell>
          <table:table-cell table:style-name="ce1" office:value-type="string" calcext:value-type="string">
            <text:p>Circuito Test 1</text:p>
          </table:table-cell>
          <table:table-cell table:style-name="ce1" office:value-type="string" calcext:value-type="string">
            <text:p>Circuito Test 2</text:p>
          </table:table-cell>
          <table:table-cell table:style-name="ce1" office:value-type="string" calcext:value-type="string">
            <text:p>Circuito Test 3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95796.7556</text:p>
          </table:table-cell>
          <table:table-cell office:value-type="string" calcext:value-type="string">
            <text:p>319633.0574</text:p>
          </table:table-cell>
          <table:table-cell office:value-type="string" calcext:value-type="string">
            <text:p>453825.1774</text:p>
          </table:table-cell>
          <table:table-cell office:value-type="string" calcext:value-type="string">
            <text:p>291122.1046</text:p>
          </table:table-cell>
          <table:table-cell table:number-columns-repeated="3"/>
          <table:table-cell office:value-type="float" office:value="12049.1394" calcext:value-type="float">
            <text:p>12049,1394</text:p>
          </table:table-cell>
          <table:table-cell office:value-type="float" office:value="1405.9892" calcext:value-type="float">
            <text:p>1405,9892</text:p>
          </table:table-cell>
          <table:table-cell office:value-type="float" office:value="30251.9974" calcext:value-type="float">
            <text:p>30251,9974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51129.0762</text:p>
          </table:table-cell>
          <table:table-cell office:value-type="string" calcext:value-type="string">
            <text:p>319705.3075</text:p>
          </table:table-cell>
          <table:table-cell office:value-type="string" calcext:value-type="string">
            <text:p>454116.4828</text:p>
          </table:table-cell>
          <table:table-cell/>
          <table:table-cell office:value-type="string" calcext:value-type="string">
            <text:p>912009.3438</text:p>
          </table:table-cell>
          <table:table-cell table:number-columns-repeated="2"/>
          <table:table-cell office:value-type="float" office:value="173570.7689" calcext:value-type="float">
            <text:p>173570,7689</text:p>
          </table:table-cell>
          <table:table-cell office:value-type="float" office:value="435006.1209" calcext:value-type="float">
            <text:p>435006,1209</text:p>
          </table:table-cell>
          <table:table-cell office:value-type="float" office:value="31518.5147" calcext:value-type="float">
            <text:p>31518,5147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66528.2058</text:p>
          </table:table-cell>
          <table:table-cell office:value-type="string" calcext:value-type="string">
            <text:p>76774.2654</text:p>
          </table:table-cell>
          <table:table-cell/>
          <table:table-cell office:value-type="string" calcext:value-type="string">
            <text:p>1020201.7740</text:p>
          </table:table-cell>
          <table:table-cell office:value-type="string" calcext:value-type="string">
            <text:p>10725.2326</text:p>
          </table:table-cell>
          <table:table-cell table:number-columns-repeated="2"/>
          <table:table-cell office:value-type="float" office:value="86511.3212" calcext:value-type="float">
            <text:p>86511,3212</text:p>
          </table:table-cell>
          <table:table-cell office:value-type="float" office:value="1964.779" calcext:value-type="float">
            <text:p>1964,779</text:p>
          </table:table-cell>
          <table:table-cell office:value-type="float" office:value="7023.9314" calcext:value-type="float">
            <text:p>7023,9314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4753.4699</text:p>
          </table:table-cell>
          <table:table-cell/>
          <table:table-cell office:value-type="string" calcext:value-type="string">
            <text:p>453992.8932</text:p>
          </table:table-cell>
          <table:table-cell office:value-type="string" calcext:value-type="string">
            <text:p>25429.8462</text:p>
          </table:table-cell>
          <table:table-cell office:value-type="string" calcext:value-type="string">
            <text:p>4900.6941</text:p>
          </table:table-cell>
          <table:table-cell table:number-columns-repeated="2"/>
          <table:table-cell office:value-type="float" office:value="136.4537" calcext:value-type="float">
            <text:p>136,4537</text:p>
          </table:table-cell>
          <table:table-cell office:value-type="float" office:value="435118.4342" calcext:value-type="float">
            <text:p>435118,4342</text:p>
          </table:table-cell>
          <table:table-cell office:value-type="float" office:value="8466.1479" calcext:value-type="float">
            <text:p>8466,147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51460.4144</text:p>
          </table:table-cell>
          <table:table-cell office:value-type="string" calcext:value-type="string">
            <text:p>50006.2621</text:p>
          </table:table-cell>
          <table:table-cell office:value-type="string" calcext:value-type="string">
            <text:p>6417.0951</text:p>
          </table:table-cell>
          <table:table-cell table:number-columns-repeated="2"/>
          <table:table-cell office:value-type="string" calcext:value-type="string">
            <text:p>39380.3382</text:p>
          </table:table-cell>
          <table:table-cell/>
          <table:table-cell office:value-type="float" office:value="18.1175" calcext:value-type="float">
            <text:p>18,1175</text:p>
          </table:table-cell>
          <table:table-cell office:value-type="float" office:value="8666.0882" calcext:value-type="float">
            <text:p>8666,0882</text:p>
          </table:table-cell>
          <table:table-cell office:value-type="float" office:value="4947.8439" calcext:value-type="float">
            <text:p>4947,8439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51171.4328</text:p>
          </table:table-cell>
          <table:table-cell office:value-type="string" calcext:value-type="string">
            <text:p>319663.1156</text:p>
          </table:table-cell>
          <table:table-cell/>
          <table:table-cell office:value-type="string" calcext:value-type="string">
            <text:p>78492.4828</text:p>
          </table:table-cell>
          <table:table-cell/>
          <table:table-cell office:value-type="string" calcext:value-type="string">
            <text:p>1200707.9115</text:p>
          </table:table-cell>
          <table:table-cell/>
          <table:table-cell office:value-type="float" office:value="173649.6569" calcext:value-type="float">
            <text:p>173649,6569</text:p>
          </table:table-cell>
          <table:table-cell office:value-type="float" office:value="49738.7088" calcext:value-type="float">
            <text:p>49738,7088</text:p>
          </table:table-cell>
          <table:table-cell office:value-type="float" office:value="215813.3973" calcext:value-type="float">
            <text:p>215813,3973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76583.8193</text:p>
          </table:table-cell>
          <table:table-cell/>
          <table:table-cell office:value-type="string" calcext:value-type="string">
            <text:p>453777.0774</text:p>
          </table:table-cell>
          <table:table-cell office:value-type="string" calcext:value-type="string">
            <text:p>1629325.6500</text:p>
          </table:table-cell>
          <table:table-cell/>
          <table:table-cell office:value-type="string" calcext:value-type="string">
            <text:p>48044.5990</text:p>
          </table:table-cell>
          <table:table-cell/>
          <table:table-cell office:value-type="float" office:value="173846.4769" calcext:value-type="float">
            <text:p>173846,4769</text:p>
          </table:table-cell>
          <table:table-cell office:value-type="float" office:value="434869.2104" calcext:value-type="float">
            <text:p>434869,2104</text:p>
          </table:table-cell>
          <table:table-cell office:value-type="float" office:value="29896.1929" calcext:value-type="float">
            <text:p>29896,192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451516.1014</text:p>
          </table:table-cell>
          <table:table-cell office:value-type="string" calcext:value-type="string">
            <text:p>54251.8155</text:p>
          </table:table-cell>
          <table:table-cell table:number-columns-repeated="2"/>
          <table:table-cell office:value-type="string" calcext:value-type="string">
            <text:p>292485.8450</text:p>
          </table:table-cell>
          <table:table-cell office:value-type="string" calcext:value-type="string">
            <text:p>2897288.7893</text:p>
          </table:table-cell>
          <table:table-cell/>
          <table:table-cell office:value-type="float" office:value="173881.5106" calcext:value-type="float">
            <text:p>173881,5106</text:p>
          </table:table-cell>
          <table:table-cell office:value-type="float" office:value="194131.6023" calcext:value-type="float">
            <text:p>194131,6023</text:p>
          </table:table-cell>
          <table:table-cell office:value-type="float" office:value="7307.9702" calcext:value-type="float">
            <text:p>7307,9702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5302.0744</text:p>
          </table:table-cell>
          <table:table-cell/>
          <table:table-cell office:value-type="string" calcext:value-type="string">
            <text:p>453678.8144</text:p>
          </table:table-cell>
          <table:table-cell/>
          <table:table-cell office:value-type="string" calcext:value-type="string">
            <text:p>13199.2199</text:p>
          </table:table-cell>
          <table:table-cell office:value-type="string" calcext:value-type="string">
            <text:p>126417.8536</text:p>
          </table:table-cell>
          <table:table-cell/>
          <table:table-cell office:value-type="float" office:value="174057.0994" calcext:value-type="float">
            <text:p>174057,0994</text:p>
          </table:table-cell>
          <table:table-cell office:value-type="float" office:value="3474.7466" calcext:value-type="float">
            <text:p>3474,7466</text:p>
          </table:table-cell>
          <table:table-cell office:value-type="float" office:value="976.0783" calcext:value-type="float">
            <text:p>976,0783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1076.4359</text:p>
          </table:table-cell>
          <table:table-cell table:number-columns-repeated="2"/>
          <table:table-cell office:value-type="string" calcext:value-type="string">
            <text:p>99648.7033</text:p>
          </table:table-cell>
          <table:table-cell office:value-type="string" calcext:value-type="string">
            <text:p>158004.3276</text:p>
          </table:table-cell>
          <table:table-cell office:value-type="string" calcext:value-type="string">
            <text:p>20968.1696</text:p>
          </table:table-cell>
          <table:table-cell/>
          <table:table-cell office:value-type="float" office:value="5079.1466" calcext:value-type="float">
            <text:p>5079,1466</text:p>
          </table:table-cell>
          <table:table-cell office:value-type="float" office:value="434940.2626" calcext:value-type="float">
            <text:p>434940,2626</text:p>
          </table:table-cell>
          <table:table-cell office:value-type="float" office:value="42885.4564" calcext:value-type="float">
            <text:p>42885,4564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451583.9098</text:p>
          </table:table-cell>
          <table:table-cell office:value-type="string" calcext:value-type="string">
            <text:p>319945.6682</text:p>
          </table:table-cell>
          <table:table-cell office:value-type="string" calcext:value-type="string">
            <text:p>453715.4849</text:p>
          </table:table-cell>
          <table:table-cell table:number-columns-repeated="3"/>
          <table:table-cell office:value-type="string" calcext:value-type="string">
            <text:p>29187.7960</text:p>
          </table:table-cell>
          <table:table-cell office:value-type="float" office:value="173568.9492" calcext:value-type="float">
            <text:p>173568,9492</text:p>
          </table:table-cell>
          <table:table-cell office:value-type="float" office:value="5359.4637" calcext:value-type="float">
            <text:p>5359,4637</text:p>
          </table:table-cell>
          <table:table-cell office:value-type="float" office:value="1312.5513" calcext:value-type="float">
            <text:p>1312,5513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51179.5923</text:p>
          </table:table-cell>
          <table:table-cell office:value-type="string" calcext:value-type="string">
            <text:p>319606.4697</text:p>
          </table:table-cell>
          <table:table-cell/>
          <table:table-cell office:value-type="string" calcext:value-type="string">
            <text:p>1629112.3161</text:p>
          </table:table-cell>
          <table:table-cell table:number-columns-repeated="2"/>
          <table:table-cell office:value-type="string" calcext:value-type="string">
            <text:p>29432.7730</text:p>
          </table:table-cell>
          <table:table-cell office:value-type="float" office:value="174199.2241" calcext:value-type="float">
            <text:p>174199,2241</text:p>
          </table:table-cell>
          <table:table-cell office:value-type="float" office:value="434903.3722" calcext:value-type="float">
            <text:p>434903,3722</text:p>
          </table:table-cell>
          <table:table-cell office:value-type="float" office:value="684976.5328" calcext:value-type="float">
            <text:p>684976,5328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51412.5316</text:p>
          </table:table-cell>
          <table:table-cell/>
          <table:table-cell office:value-type="string" calcext:value-type="string">
            <text:p>453969.5604</text:p>
          </table:table-cell>
          <table:table-cell office:value-type="string" calcext:value-type="string">
            <text:p>1629397.6197</text:p>
          </table:table-cell>
          <table:table-cell table:number-columns-repeated="2"/>
          <table:table-cell office:value-type="string" calcext:value-type="string">
            <text:p>1625469.8667</text:p>
          </table:table-cell>
          <table:table-cell office:value-type="float" office:value="173847.4385" calcext:value-type="float">
            <text:p>173847,4385</text:p>
          </table:table-cell>
          <table:table-cell office:value-type="float" office:value="435101.5352" calcext:value-type="float">
            <text:p>435101,5352</text:p>
          </table:table-cell>
          <table:table-cell office:value-type="float" office:value="685031.4019" calcext:value-type="float">
            <text:p>685031,4019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51707.1690</text:p>
          </table:table-cell>
          <table:table-cell office:value-type="string" calcext:value-type="string">
            <text:p>319717.4630</text:p>
          </table:table-cell>
          <table:table-cell table:number-columns-repeated="2"/>
          <table:table-cell office:value-type="string" calcext:value-type="string">
            <text:p>14984.5303</text:p>
          </table:table-cell>
          <table:table-cell/>
          <table:table-cell office:value-type="string" calcext:value-type="string">
            <text:p>29490.6771</text:p>
          </table:table-cell>
          <table:table-cell office:value-type="float" office:value="89655.4201" calcext:value-type="float">
            <text:p>89655,4201</text:p>
          </table:table-cell>
          <table:table-cell office:value-type="float" office:value="4056.9431" calcext:value-type="float">
            <text:p>4056,9431</text:p>
          </table:table-cell>
          <table:table-cell office:value-type="float" office:value="1494.5051" calcext:value-type="float">
            <text:p>1494,5051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51596.3628</text:p>
          </table:table-cell>
          <table:table-cell/>
          <table:table-cell office:value-type="string" calcext:value-type="string">
            <text:p>34884.1095</text:p>
          </table:table-cell>
          <table:table-cell/>
          <table:table-cell office:value-type="string" calcext:value-type="string">
            <text:p>15769.1614</text:p>
          </table:table-cell>
          <table:table-cell/>
          <table:table-cell office:value-type="string" calcext:value-type="string">
            <text:p>29068.6902</text:p>
          </table:table-cell>
          <table:table-cell office:value-type="float" office:value="39930.888" calcext:value-type="float">
            <text:p>39930,888</text:p>
          </table:table-cell>
          <table:table-cell office:value-type="float" office:value="54668.6451" calcext:value-type="float">
            <text:p>54668,6451</text:p>
          </table:table-cell>
          <table:table-cell office:value-type="float" office:value="26416.3929" calcext:value-type="float">
            <text:p>26416,3929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51284.4258</text:p>
          </table:table-cell>
          <table:table-cell table:number-columns-repeated="2"/>
          <table:table-cell office:value-type="string" calcext:value-type="string">
            <text:p>1628913.2295</text:p>
          </table:table-cell>
          <table:table-cell office:value-type="string" calcext:value-type="string">
            <text:p>912001.3136</text:p>
          </table:table-cell>
          <table:table-cell/>
          <table:table-cell office:value-type="string" calcext:value-type="string">
            <text:p>1624223.4675</text:p>
          </table:table-cell>
          <table:table-cell office:value-type="float" office:value="173653.8115" calcext:value-type="float">
            <text:p>173653,8115</text:p>
          </table:table-cell>
          <table:table-cell office:value-type="float" office:value="435160.1605" calcext:value-type="float">
            <text:p>435160,1605</text:p>
          </table:table-cell>
          <table:table-cell office:value-type="float" office:value="42713.4732" calcext:value-type="float">
            <text:p>42713,4732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451342.5391</text:p>
          </table:table-cell>
          <table:table-cell office:value-type="string" calcext:value-type="string">
            <text:p>319655.3560</text:p>
          </table:table-cell>
          <table:table-cell table:number-columns-repeated="3"/>
          <table:table-cell office:value-type="string" calcext:value-type="string">
            <text:p>2896261.1106</text:p>
          </table:table-cell>
          <table:table-cell office:value-type="string" calcext:value-type="string">
            <text:p>1624710.9362</text:p>
          </table:table-cell>
          <table:table-cell office:value-type="float" office:value="173755.3509" calcext:value-type="float">
            <text:p>173755,3509</text:p>
          </table:table-cell>
          <table:table-cell office:value-type="float" office:value="435332.6495" calcext:value-type="float">
            <text:p>435332,6495</text:p>
          </table:table-cell>
          <table:table-cell office:value-type="float" office:value="31458.4971" calcext:value-type="float">
            <text:p>31458,4971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451329.8657</text:p>
          </table:table-cell>
          <table:table-cell/>
          <table:table-cell office:value-type="string" calcext:value-type="string">
            <text:p>276956.4625</text:p>
          </table:table-cell>
          <table:table-cell table:number-columns-repeated="2"/>
          <table:table-cell office:value-type="string" calcext:value-type="string">
            <text:p>2897105.8849</text:p>
          </table:table-cell>
          <table:table-cell office:value-type="string" calcext:value-type="string">
            <text:p>127199.0910</text:p>
          </table:table-cell>
          <table:table-cell office:value-type="float" office:value="173945.5931" calcext:value-type="float">
            <text:p>173945,5931</text:p>
          </table:table-cell>
          <table:table-cell office:value-type="float" office:value="435054.8457" calcext:value-type="float">
            <text:p>435054,8457</text:p>
          </table:table-cell>
          <table:table-cell office:value-type="float" office:value="685220.7432" calcext:value-type="float">
            <text:p>685220,7432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7381.2187</text:p>
          </table:table-cell>
          <table:table-cell table:number-columns-repeated="2"/>
          <table:table-cell office:value-type="string" calcext:value-type="string">
            <text:p>65069.0930</text:p>
          </table:table-cell>
          <table:table-cell/>
          <table:table-cell office:value-type="string" calcext:value-type="string">
            <text:p>13773.5723</text:p>
          </table:table-cell>
          <table:table-cell office:value-type="string" calcext:value-type="string">
            <text:p>28238.5289</text:p>
          </table:table-cell>
          <table:table-cell office:value-type="float" office:value="17757.5503" calcext:value-type="float">
            <text:p>17757,5503</text:p>
          </table:table-cell>
          <table:table-cell office:value-type="float" office:value="6410.6783" calcext:value-type="float">
            <text:p>6410,6783</text:p>
          </table:table-cell>
          <table:table-cell office:value-type="float" office:value="6342.7935" calcext:value-type="float">
            <text:p>6342,7935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41955.0479</text:p>
          </table:table-cell>
          <table:table-cell table:number-columns-repeated="3"/>
          <table:table-cell office:value-type="string" calcext:value-type="string">
            <text:p>190791.9422</text:p>
          </table:table-cell>
          <table:table-cell office:value-type="string" calcext:value-type="string">
            <text:p>539648.1637</text:p>
          </table:table-cell>
          <table:table-cell office:value-type="string" calcext:value-type="string">
            <text:p>58840.6676</text:p>
          </table:table-cell>
          <table:table-cell office:value-type="float" office:value="174082.1714" calcext:value-type="float">
            <text:p>174082,1714</text:p>
          </table:table-cell>
          <table:table-cell office:value-type="float" office:value="434850.6126" calcext:value-type="float">
            <text:p>434850,6126</text:p>
          </table:table-cell>
          <table:table-cell office:value-type="float" office:value="8736.0513" calcext:value-type="float">
            <text:p>8736,051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47930.1826</text:p>
          </table:table-cell>
          <table:table-cell office:value-type="string" calcext:value-type="string">
            <text:p>276842.5455</text:p>
          </table:table-cell>
          <table:table-cell office:value-type="string" calcext:value-type="string">
            <text:p>58534.1928</text:p>
          </table:table-cell>
          <table:table-cell office:value-type="string" calcext:value-type="string">
            <text:p>150173.3924</text:p>
          </table:table-cell>
          <table:table-cell table:number-columns-repeated="2"/>
          <table:table-cell office:value-type="float" office:value="173710.8576" calcext:value-type="float">
            <text:p>173710,8576</text:p>
          </table:table-cell>
          <table:table-cell office:value-type="float" office:value="8193.0735" calcext:value-type="float">
            <text:p>8193,0735</text:p>
          </table:table-cell>
          <table:table-cell office:value-type="float" office:value="4732.2834" calcext:value-type="float">
            <text:p>4732,283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319888.5903</text:p>
          </table:table-cell>
          <table:table-cell office:value-type="string" calcext:value-type="string">
            <text:p>276533.2138</text:p>
          </table:table-cell>
          <table:table-cell office:value-type="string" calcext:value-type="string">
            <text:p>101296.1173</text:p>
          </table:table-cell>
          <table:table-cell/>
          <table:table-cell office:value-type="string" calcext:value-type="string">
            <text:p>90189.1014</text:p>
          </table:table-cell>
          <table:table-cell/>
          <table:table-cell office:value-type="float" office:value="3177.8539" calcext:value-type="float">
            <text:p>3177,8539</text:p>
          </table:table-cell>
          <table:table-cell office:value-type="float" office:value="435007.6118" calcext:value-type="float">
            <text:p>435007,6118</text:p>
          </table:table-cell>
          <table:table-cell office:value-type="float" office:value="34206.7833" calcext:value-type="float">
            <text:p>34206,7833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47333.8659</text:p>
          </table:table-cell>
          <table:table-cell office:value-type="string" calcext:value-type="string">
            <text:p>453860.3510</text:p>
          </table:table-cell>
          <table:table-cell/>
          <table:table-cell office:value-type="string" calcext:value-type="string">
            <text:p>4012.4046</text:p>
          </table:table-cell>
          <table:table-cell office:value-type="string" calcext:value-type="string">
            <text:p>2896466.5388</text:p>
          </table:table-cell>
          <table:table-cell/>
          <table:table-cell office:value-type="float" office:value="113.9991" calcext:value-type="float">
            <text:p>113,9991</text:p>
          </table:table-cell>
          <table:table-cell office:value-type="float" office:value="434899.1289" calcext:value-type="float">
            <text:p>434899,1289</text:p>
          </table:table-cell>
          <table:table-cell office:value-type="float" office:value="5358.7498" calcext:value-type="float">
            <text:p>5358,7498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320022.7158</text:p>
          </table:table-cell>
          <table:table-cell/>
          <table:table-cell office:value-type="string" calcext:value-type="string">
            <text:p>5749.2511</text:p>
          </table:table-cell>
          <table:table-cell office:value-type="string" calcext:value-type="string">
            <text:p>12601.9124</text:p>
          </table:table-cell>
          <table:table-cell office:value-type="string" calcext:value-type="string">
            <text:p>77491.3159</text:p>
          </table:table-cell>
          <table:table-cell/>
          <table:table-cell office:value-type="float" office:value="10957.8692" calcext:value-type="float">
            <text:p>10957,8692</text:p>
          </table:table-cell>
          <table:table-cell office:value-type="float" office:value="2786.2805" calcext:value-type="float">
            <text:p>2786,2805</text:p>
          </table:table-cell>
          <table:table-cell office:value-type="float" office:value="1195.5271" calcext:value-type="float">
            <text:p>1195,5271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319992.5506</text:p>
          </table:table-cell>
          <table:table-cell office:value-type="string" calcext:value-type="string">
            <text:p>453857.6687</text:p>
          </table:table-cell>
          <table:table-cell office:value-type="string" calcext:value-type="string">
            <text:p>79770.3087</text:p>
          </table:table-cell>
          <table:table-cell table:number-columns-repeated="2"/>
          <table:table-cell office:value-type="string" calcext:value-type="string">
            <text:p>31821.3416</text:p>
          </table:table-cell>
          <table:table-cell office:value-type="float" office:value="173826.2532" calcext:value-type="float">
            <text:p>173826,2532</text:p>
          </table:table-cell>
          <table:table-cell office:value-type="float" office:value="6622.1638" calcext:value-type="float">
            <text:p>6622,1638</text:p>
          </table:table-cell>
          <table:table-cell office:value-type="float" office:value="27970.453" calcext:value-type="float">
            <text:p>27970,453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20035.4402</text:p>
          </table:table-cell>
          <table:table-cell office:value-type="string" calcext:value-type="string">
            <text:p>454094.3983</text:p>
          </table:table-cell>
          <table:table-cell/>
          <table:table-cell office:value-type="string" calcext:value-type="string">
            <text:p>16030.0016</text:p>
          </table:table-cell>
          <table:table-cell/>
          <table:table-cell office:value-type="string" calcext:value-type="string">
            <text:p>28621.3534</text:p>
          </table:table-cell>
          <table:table-cell office:value-type="float" office:value="173576.0774" calcext:value-type="float">
            <text:p>173576,0774</text:p>
          </table:table-cell>
          <table:table-cell office:value-type="float" office:value="4852.8562" calcext:value-type="float">
            <text:p>4852,8562</text:p>
          </table:table-cell>
          <table:table-cell office:value-type="float" office:value="2308.4043" calcext:value-type="float">
            <text:p>2308,4043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319751.8784</text:p>
          </table:table-cell>
          <table:table-cell/>
          <table:table-cell office:value-type="string" calcext:value-type="string">
            <text:p>158190.4499</text:p>
          </table:table-cell>
          <table:table-cell office:value-type="string" calcext:value-type="string">
            <text:p>911571.3595</text:p>
          </table:table-cell>
          <table:table-cell/>
          <table:table-cell office:value-type="string" calcext:value-type="string">
            <text:p>60926.3281</text:p>
          </table:table-cell>
          <table:table-cell office:value-type="float" office:value="173673.2505" calcext:value-type="float">
            <text:p>173673,2505</text:p>
          </table:table-cell>
          <table:table-cell office:value-type="float" office:value="10464.2642" calcext:value-type="float">
            <text:p>10464,2642</text:p>
          </table:table-cell>
          <table:table-cell office:value-type="float" office:value="5755.784" calcext:value-type="float">
            <text:p>5755,784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320040.4400</text:p>
          </table:table-cell>
          <table:table-cell office:value-type="string" calcext:value-type="string">
            <text:p>454073.8958</text:p>
          </table:table-cell>
          <table:table-cell table:number-columns-repeated="2"/>
          <table:table-cell office:value-type="string" calcext:value-type="string">
            <text:p>133469.5766</text:p>
          </table:table-cell>
          <table:table-cell office:value-type="string" calcext:value-type="string">
            <text:p>27159.2744</text:p>
          </table:table-cell>
          <table:table-cell office:value-type="float" office:value="173891.409" calcext:value-type="float">
            <text:p>173891,409</text:p>
          </table:table-cell>
          <table:table-cell office:value-type="float" office:value="40366.616" calcext:value-type="float">
            <text:p>40366,616</text:p>
          </table:table-cell>
          <table:table-cell office:value-type="float" office:value="27592.1986" calcext:value-type="float">
            <text:p>27592,1986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319668.5968</text:p>
          </table:table-cell>
          <table:table-cell/>
          <table:table-cell office:value-type="string" calcext:value-type="string">
            <text:p>1629236.0605</text:p>
          </table:table-cell>
          <table:table-cell/>
          <table:table-cell office:value-type="string" calcext:value-type="string">
            <text:p>2896288.3885</text:p>
          </table:table-cell>
          <table:table-cell office:value-type="string" calcext:value-type="string">
            <text:p>1624326.5654</text:p>
          </table:table-cell>
          <table:table-cell office:value-type="float" office:value="173758.7675" calcext:value-type="float">
            <text:p>173758,7675</text:p>
          </table:table-cell>
          <table:table-cell office:value-type="float" office:value="434912.0985" calcext:value-type="float">
            <text:p>434912,0985</text:p>
          </table:table-cell>
          <table:table-cell office:value-type="float" office:value="42857.1914" calcext:value-type="float">
            <text:p>42857,1914</text:p>
          </table:table-cell>
          <table:table-cell table:number-columns-repeated="1013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/>
          <table:table-cell table:style-name="ce6" office:value-type="string" calcext:value-type="string">
            <text:p>319915.8415</text:p>
          </table:table-cell>
          <table:table-cell table:style-name="ce5" table:number-columns-repeated="2"/>
          <table:table-cell table:style-name="ce6" office:value-type="string" calcext:value-type="string">
            <text:p>15247.0770</text:p>
          </table:table-cell>
          <table:table-cell table:style-name="ce6" office:value-type="string" calcext:value-type="string">
            <text:p>2897600.4101</text:p>
          </table:table-cell>
          <table:table-cell table:style-name="ce6" office:value-type="string" calcext:value-type="string">
            <text:p>26911379.2082</text:p>
          </table:table-cell>
          <table:table-cell table:style-name="ce6" office:value-type="float" office:value="174010.7512" calcext:value-type="float">
            <text:p>174010,7512</text:p>
          </table:table-cell>
          <table:table-cell table:style-name="ce6" office:value-type="float" office:value="26183.1564" calcext:value-type="float">
            <text:p>26183,1564</text:p>
          </table:table-cell>
          <table:table-cell table:style-name="ce6" office:value-type="float" office:value="1731.2235" calcext:value-type="float">
            <text:p>1731,2235</text:p>
          </table:table-cell>
          <table:table-cell table:style-name="ce5"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276203.1392</text:p>
          </table:table-cell>
          <table:table-cell office:value-type="string" calcext:value-type="string">
            <text:p>291081.7482</text:p>
          </table:table-cell>
          <table:table-cell office:value-type="string" calcext:value-type="string">
            <text:p>52093.3258</text:p>
          </table:table-cell>
          <table:table-cell office:value-type="string" calcext:value-type="string">
            <text:p>49721.5199</text:p>
          </table:table-cell>
          <table:table-cell/>
          <table:table-cell office:value-type="float" office:value="173794.8377" calcext:value-type="float">
            <text:p>173794,8377</text:p>
          </table:table-cell>
          <table:table-cell office:value-type="float" office:value="3473.4014" calcext:value-type="float">
            <text:p>3473,4014</text:p>
          </table:table-cell>
          <table:table-cell office:value-type="float" office:value="888.0263" calcext:value-type="float">
            <text:p>888,0263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454093.6880</text:p>
          </table:table-cell>
          <table:table-cell office:value-type="string" calcext:value-type="string">
            <text:p>20415.5110</text:p>
          </table:table-cell>
          <table:table-cell office:value-type="string" calcext:value-type="string">
            <text:p>12700.1029</text:p>
          </table:table-cell>
          <table:table-cell/>
          <table:table-cell office:value-type="string" calcext:value-type="string">
            <text:p>29798.4127</text:p>
          </table:table-cell>
          <table:table-cell office:value-type="float" office:value="7623.0992" calcext:value-type="float">
            <text:p>7623,0992</text:p>
          </table:table-cell>
          <table:table-cell office:value-type="float" office:value="21852.7015" calcext:value-type="float">
            <text:p>21852,7015</text:p>
          </table:table-cell>
          <table:table-cell office:value-type="float" office:value="3188.8522" calcext:value-type="float">
            <text:p>3188,8522</text:p>
          </table:table-cell>
          <table:table-cell table:number-columns-repeated="1013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5" table:number-columns-repeated="2"/>
          <table:table-cell table:style-name="ce6" office:value-type="string" calcext:value-type="string">
            <text:p>117418.5480</text:p>
          </table:table-cell>
          <table:table-cell table:style-name="ce6" office:value-type="string" calcext:value-type="string">
            <text:p>1629176.2009</text:p>
          </table:table-cell>
          <table:table-cell table:style-name="ce5"/>
          <table:table-cell table:style-name="ce6" office:value-type="string" calcext:value-type="string">
            <text:p>31649.0401</text:p>
          </table:table-cell>
          <table:table-cell table:style-name="ce6" office:value-type="string" calcext:value-type="string">
            <text:p>40398.4284</text:p>
          </table:table-cell>
          <table:table-cell table:style-name="ce6" office:value-type="float" office:value="173542.285" calcext:value-type="float">
            <text:p>173542,285</text:p>
          </table:table-cell>
          <table:table-cell table:style-name="ce6" office:value-type="float" office:value="435235.9155" calcext:value-type="float">
            <text:p>435235,9155</text:p>
          </table:table-cell>
          <table:table-cell table:style-name="ce6" office:value-type="float" office:value="3848.6786" calcext:value-type="float">
            <text:p>3848,6786</text:p>
          </table:table-cell>
          <table:table-cell table:style-name="ce5"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453729.5407</text:p>
          </table:table-cell>
          <table:table-cell/>
          <table:table-cell office:value-type="string" calcext:value-type="string">
            <text:p>294318.1488</text:p>
          </table:table-cell>
          <table:table-cell office:value-type="string" calcext:value-type="string">
            <text:p>1465721.1330</text:p>
          </table:table-cell>
          <table:table-cell office:value-type="string" calcext:value-type="string">
            <text:p>10966.7056</text:p>
          </table:table-cell>
          <table:table-cell office:value-type="float" office:value="140248.2531" calcext:value-type="float">
            <text:p>140248,2531</text:p>
          </table:table-cell>
          <table:table-cell office:value-type="float" office:value="55100.4668" calcext:value-type="float">
            <text:p>55100,4668</text:p>
          </table:table-cell>
          <table:table-cell office:value-type="float" office:value="288845.568" calcext:value-type="float">
            <text:p>288845,568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19854.1889</text:p>
          </table:table-cell>
          <table:table-cell office:value-type="string" calcext:value-type="string">
            <text:p>204791.3057</text:p>
          </table:table-cell>
          <table:table-cell office:value-type="string" calcext:value-type="string">
            <text:p>39731.5341</text:p>
          </table:table-cell>
          <table:table-cell office:value-type="string" calcext:value-type="string">
            <text:p>7484.5705</text:p>
          </table:table-cell>
          <table:table-cell office:value-type="float" office:value="2846.0639" calcext:value-type="float">
            <text:p>2846,0639</text:p>
          </table:table-cell>
          <table:table-cell office:value-type="float" office:value="435143.1811" calcext:value-type="float">
            <text:p>435143,1811</text:p>
          </table:table-cell>
          <table:table-cell office:value-type="float" office:value="8022.8986" calcext:value-type="float">
            <text:p>8022,8986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5 CIRCUITOS</text:p>
          </table:table-cell>
          <table:table-cell table:style-name="Default" table:number-columns-repeated="10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Circuito 1</text:p>
          </table:table-cell>
          <table:table-cell table:style-name="ce1" office:value-type="string" calcext:value-type="string">
            <text:p>Circuito 2</text:p>
          </table:table-cell>
          <table:table-cell table:style-name="ce1" office:value-type="string" calcext:value-type="string">
            <text:p>Circuito 3</text:p>
          </table:table-cell>
          <table:table-cell table:style-name="ce1" office:value-type="string" calcext:value-type="string">
            <text:p>Circuito 4</text:p>
          </table:table-cell>
          <table:table-cell table:style-name="ce1" office:value-type="string" calcext:value-type="string">
            <text:p>Circuito 5</text:p>
          </table:table-cell>
          <table:table-cell table:style-name="ce1" office:value-type="string" calcext:value-type="string">
            <text:p>Circuito 6</text:p>
          </table:table-cell>
          <table:table-cell table:style-name="ce1" office:value-type="string" calcext:value-type="string">
            <text:p>Circuito 7</text:p>
          </table:table-cell>
          <table:table-cell table:style-name="ce1" office:value-type="string" calcext:value-type="string">
            <text:p>Circuito Test 1</text:p>
          </table:table-cell>
          <table:table-cell table:style-name="ce1" office:value-type="string" calcext:value-type="string">
            <text:p>Circuito Test 2</text:p>
          </table:table-cell>
          <table:table-cell table:style-name="ce1" office:value-type="string" calcext:value-type="string">
            <text:p>Circuito Test 3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51165.6104</text:p>
          </table:table-cell>
          <table:table-cell office:value-type="string" calcext:value-type="string">
            <text:p>319605.6843</text:p>
          </table:table-cell>
          <table:table-cell office:value-type="string" calcext:value-type="string">
            <text:p>453608.3217</text:p>
          </table:table-cell>
          <table:table-cell office:value-type="string" calcext:value-type="string">
            <text:p>1226437.6801</text:p>
          </table:table-cell>
          <table:table-cell office:value-type="string" calcext:value-type="string">
            <text:p>575437.3457</text:p>
          </table:table-cell>
          <table:table-cell table:number-columns-repeated="2"/>
          <table:table-cell office:value-type="float" office:value="173935.8209" calcext:value-type="float">
            <text:p>173935,8209</text:p>
          </table:table-cell>
          <table:table-cell office:value-type="float" office:value="169146.7314" calcext:value-type="float">
            <text:p>169146,7314</text:p>
          </table:table-cell>
          <table:table-cell office:value-type="float" office:value="4366.7778" calcext:value-type="float">
            <text:p>4366,777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3372.0113</text:p>
          </table:table-cell>
          <table:table-cell office:value-type="string" calcext:value-type="string">
            <text:p>319829.0717</text:p>
          </table:table-cell>
          <table:table-cell office:value-type="string" calcext:value-type="string">
            <text:p>454016.6306</text:p>
          </table:table-cell>
          <table:table-cell office:value-type="string" calcext:value-type="string">
            <text:p>91673.9422</text:p>
          </table:table-cell>
          <table:table-cell/>
          <table:table-cell office:value-type="string" calcext:value-type="string">
            <text:p>132389.2380</text:p>
          </table:table-cell>
          <table:table-cell/>
          <table:table-cell office:value-type="float" office:value="99980.0825" calcext:value-type="float">
            <text:p>99980,0825</text:p>
          </table:table-cell>
          <table:table-cell office:value-type="float" office:value="5414.9352" calcext:value-type="float">
            <text:p>5414,9352</text:p>
          </table:table-cell>
          <table:table-cell office:value-type="float" office:value="24418.1176" calcext:value-type="float">
            <text:p>24418,117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91022.9253</text:p>
          </table:table-cell>
          <table:table-cell office:value-type="string" calcext:value-type="string">
            <text:p>230182.6572</text:p>
          </table:table-cell>
          <table:table-cell office:value-type="string" calcext:value-type="string">
            <text:p>441544.4380</text:p>
          </table:table-cell>
          <table:table-cell/>
          <table:table-cell office:value-type="string" calcext:value-type="string">
            <text:p>581039.9357</text:p>
          </table:table-cell>
          <table:table-cell office:value-type="string" calcext:value-type="string">
            <text:p>50894.3933</text:p>
          </table:table-cell>
          <table:table-cell/>
          <table:table-cell office:value-type="float" office:value="174183.3623" calcext:value-type="float">
            <text:p>174183,3623</text:p>
          </table:table-cell>
          <table:table-cell office:value-type="float" office:value="435138.2335" calcext:value-type="float">
            <text:p>435138,2335</text:p>
          </table:table-cell>
          <table:table-cell office:value-type="float" office:value="7416.8712" calcext:value-type="float">
            <text:p>7416,8712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451353.8739</text:p>
          </table:table-cell>
          <table:table-cell office:value-type="string" calcext:value-type="string">
            <text:p>319991.6468</text:p>
          </table:table-cell>
          <table:table-cell/>
          <table:table-cell office:value-type="string" calcext:value-type="string">
            <text:p>1629518.0898</text:p>
          </table:table-cell>
          <table:table-cell office:value-type="string" calcext:value-type="string">
            <text:p>911889.2188</text:p>
          </table:table-cell>
          <table:table-cell office:value-type="string" calcext:value-type="string">
            <text:p>2896875.7024</text:p>
          </table:table-cell>
          <table:table-cell/>
          <table:table-cell office:value-type="float" office:value="173655.6864" calcext:value-type="float">
            <text:p>173655,6864</text:p>
          </table:table-cell>
          <table:table-cell office:value-type="float" office:value="435193.7372" calcext:value-type="float">
            <text:p>435193,7372</text:p>
          </table:table-cell>
          <table:table-cell office:value-type="float" office:value="685161.807" calcext:value-type="float">
            <text:p>685161,807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451223.8596</text:p>
          </table:table-cell>
          <table:table-cell/>
          <table:table-cell office:value-type="string" calcext:value-type="string">
            <text:p>275294.5541</text:p>
          </table:table-cell>
          <table:table-cell office:value-type="string" calcext:value-type="string">
            <text:p>283383.0508</text:p>
          </table:table-cell>
          <table:table-cell office:value-type="string" calcext:value-type="string">
            <text:p>911563.3149</text:p>
          </table:table-cell>
          <table:table-cell office:value-type="string" calcext:value-type="string">
            <text:p>2896575.1268</text:p>
          </table:table-cell>
          <table:table-cell/>
          <table:table-cell office:value-type="float" office:value="173579.872" calcext:value-type="float">
            <text:p>173579,872</text:p>
          </table:table-cell>
          <table:table-cell office:value-type="float" office:value="434827.3254" calcext:value-type="float">
            <text:p>434827,3254</text:p>
          </table:table-cell>
          <table:table-cell office:value-type="float" office:value="4914.694" calcext:value-type="float">
            <text:p>4914,694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51417.3780</text:p>
          </table:table-cell>
          <table:table-cell office:value-type="string" calcext:value-type="string">
            <text:p>320066.8244</text:p>
          </table:table-cell>
          <table:table-cell office:value-type="string" calcext:value-type="string">
            <text:p>454047.0981</text:p>
          </table:table-cell>
          <table:table-cell office:value-type="string" calcext:value-type="string">
            <text:p>1629161.1248</text:p>
          </table:table-cell>
          <table:table-cell table:number-columns-repeated="2"/>
          <table:table-cell office:value-type="string" calcext:value-type="string">
            <text:p>1624634.8683</text:p>
          </table:table-cell>
          <table:table-cell office:value-type="float" office:value="38624.8021" calcext:value-type="float">
            <text:p>38624,8021</text:p>
          </table:table-cell>
          <table:table-cell office:value-type="float" office:value="23918.906" calcext:value-type="float">
            <text:p>23918,906</text:p>
          </table:table-cell>
          <table:table-cell office:value-type="float" office:value="685071.9417" calcext:value-type="float">
            <text:p>685071,9417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477.2266</text:p>
          </table:table-cell>
          <table:table-cell office:value-type="string" calcext:value-type="string">
            <text:p>320049.3093</text:p>
          </table:table-cell>
          <table:table-cell office:value-type="string" calcext:value-type="string">
            <text:p>454040.6242</text:p>
          </table:table-cell>
          <table:table-cell/>
          <table:table-cell office:value-type="string" calcext:value-type="string">
            <text:p>15152.6146</text:p>
          </table:table-cell>
          <table:table-cell/>
          <table:table-cell office:value-type="string" calcext:value-type="string">
            <text:p>30984.1658</text:p>
          </table:table-cell>
          <table:table-cell office:value-type="float" office:value="174159.1623" calcext:value-type="float">
            <text:p>174159,1623</text:p>
          </table:table-cell>
          <table:table-cell office:value-type="float" office:value="27360.2668" calcext:value-type="float">
            <text:p>27360,2668</text:p>
          </table:table-cell>
          <table:table-cell office:value-type="float" office:value="2810.4351" calcext:value-type="float">
            <text:p>2810,4351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8313.2317</text:p>
          </table:table-cell>
          <table:table-cell office:value-type="string" calcext:value-type="string">
            <text:p>48493.6302</text:p>
          </table:table-cell>
          <table:table-cell/>
          <table:table-cell office:value-type="string" calcext:value-type="string">
            <text:p>80421.2757</text:p>
          </table:table-cell>
          <table:table-cell office:value-type="string" calcext:value-type="string">
            <text:p>142537.1812</text:p>
          </table:table-cell>
          <table:table-cell/>
          <table:table-cell office:value-type="string" calcext:value-type="string">
            <text:p>11817.6383</text:p>
          </table:table-cell>
          <table:table-cell office:value-type="float" office:value="12399.3683" calcext:value-type="float">
            <text:p>12399,3683</text:p>
          </table:table-cell>
          <table:table-cell office:value-type="float" office:value="175902.2824" calcext:value-type="float">
            <text:p>175902,2824</text:p>
          </table:table-cell>
          <table:table-cell office:value-type="float" office:value="6353.3582" calcext:value-type="float">
            <text:p>6353,3582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6323.0397</text:p>
          </table:table-cell>
          <table:table-cell/>
          <table:table-cell office:value-type="string" calcext:value-type="string">
            <text:p>453852.5810</text:p>
          </table:table-cell>
          <table:table-cell office:value-type="string" calcext:value-type="string">
            <text:p>6098.0171</text:p>
          </table:table-cell>
          <table:table-cell office:value-type="string" calcext:value-type="string">
            <text:p>18030.5468</text:p>
          </table:table-cell>
          <table:table-cell/>
          <table:table-cell office:value-type="string" calcext:value-type="string">
            <text:p>36327.0179</text:p>
          </table:table-cell>
          <table:table-cell office:value-type="float" office:value="173724.9047" calcext:value-type="float">
            <text:p>173724,9047</text:p>
          </table:table-cell>
          <table:table-cell office:value-type="float" office:value="5991.8101" calcext:value-type="float">
            <text:p>5991,8101</text:p>
          </table:table-cell>
          <table:table-cell office:value-type="float" office:value="2815.0961" calcext:value-type="float">
            <text:p>2815,0961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55478.9306</text:p>
          </table:table-cell>
          <table:table-cell office:value-type="string" calcext:value-type="string">
            <text:p>234029.6743</text:p>
          </table:table-cell>
          <table:table-cell office:value-type="string" calcext:value-type="string">
            <text:p>453993.2546</text:p>
          </table:table-cell>
          <table:table-cell table:number-columns-repeated="2"/>
          <table:table-cell office:value-type="string" calcext:value-type="string">
            <text:p>107560.3346</text:p>
          </table:table-cell>
          <table:table-cell office:value-type="string" calcext:value-type="string">
            <text:p>60576.9543</text:p>
          </table:table-cell>
          <table:table-cell office:value-type="float" office:value="67854.3119" calcext:value-type="float">
            <text:p>67854,3119</text:p>
          </table:table-cell>
          <table:table-cell office:value-type="float" office:value="435325.2044" calcext:value-type="float">
            <text:p>435325,2044</text:p>
          </table:table-cell>
          <table:table-cell office:value-type="float" office:value="593.7714" calcext:value-type="float">
            <text:p>593,7714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451121.2750</text:p>
          </table:table-cell>
          <table:table-cell office:value-type="string" calcext:value-type="string">
            <text:p>319763.2832</text:p>
          </table:table-cell>
          <table:table-cell/>
          <table:table-cell office:value-type="string" calcext:value-type="string">
            <text:p>1629298.3589</text:p>
          </table:table-cell>
          <table:table-cell/>
          <table:table-cell office:value-type="string" calcext:value-type="string">
            <text:p>2896670.3211</text:p>
          </table:table-cell>
          <table:table-cell office:value-type="string" calcext:value-type="string">
            <text:p>1624843.7533</text:p>
          </table:table-cell>
          <table:table-cell office:value-type="float" office:value="173798.944" calcext:value-type="float">
            <text:p>173798,944</text:p>
          </table:table-cell>
          <table:table-cell office:value-type="float" office:value="434923.9897" calcext:value-type="float">
            <text:p>434923,9897</text:p>
          </table:table-cell>
          <table:table-cell office:value-type="float" office:value="44722.357" calcext:value-type="float">
            <text:p>44722,357</text:p>
          </table:table-cell>
          <table:table-cell table:number-columns-repeated="1013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6" office:value-type="string" calcext:value-type="string">
            <text:p>451419.6520</text:p>
          </table:table-cell>
          <table:table-cell table:style-name="ce5"/>
          <table:table-cell table:style-name="ce6" office:value-type="string" calcext:value-type="string">
            <text:p>453754.4677</text:p>
          </table:table-cell>
          <table:table-cell table:style-name="ce6" office:value-type="string" calcext:value-type="string">
            <text:p>1629134.5712</text:p>
          </table:table-cell>
          <table:table-cell table:style-name="ce5"/>
          <table:table-cell table:style-name="ce6" office:value-type="string" calcext:value-type="string">
            <text:p>124275.8998</text:p>
          </table:table-cell>
          <table:table-cell table:style-name="ce6" office:value-type="string" calcext:value-type="string">
            <text:p>69795.4493</text:p>
          </table:table-cell>
          <table:table-cell table:style-name="ce6" office:value-type="float" office:value="173599.5288" calcext:value-type="float">
            <text:p>173599,5288</text:p>
          </table:table-cell>
          <table:table-cell table:style-name="ce6" office:value-type="float" office:value="435122.0445" calcext:value-type="float">
            <text:p>435122,0445</text:p>
          </table:table-cell>
          <table:table-cell table:style-name="ce6" office:value-type="float" office:value="6437.5401" calcext:value-type="float">
            <text:p>6437,5401</text:p>
          </table:table-cell>
          <table:table-cell table:style-name="ce5" table:number-columns-repeated="1013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6" office:value-type="string" calcext:value-type="string">
            <text:p>49177.0132</text:p>
          </table:table-cell>
          <table:table-cell table:style-name="ce6" office:value-type="string" calcext:value-type="string">
            <text:p>319560.8731</text:p>
          </table:table-cell>
          <table:table-cell table:style-name="ce5" table:number-columns-repeated="2"/>
          <table:table-cell table:style-name="ce6" office:value-type="string" calcext:value-type="string">
            <text:p>47372.2700</text:p>
          </table:table-cell>
          <table:table-cell table:style-name="ce6" office:value-type="string" calcext:value-type="string">
            <text:p>37365.8092</text:p>
          </table:table-cell>
          <table:table-cell table:style-name="ce6" office:value-type="string" calcext:value-type="string">
            <text:p>47388.2807</text:p>
          </table:table-cell>
          <table:table-cell table:style-name="ce6" office:value-type="float" office:value="173627.7453" calcext:value-type="float">
            <text:p>173627,7453</text:p>
          </table:table-cell>
          <table:table-cell table:style-name="ce6" office:value-type="float" office:value="100324.7199" calcext:value-type="float">
            <text:p>100324,7199</text:p>
          </table:table-cell>
          <table:table-cell table:style-name="ce6" office:value-type="float" office:value="27366.8669" calcext:value-type="float">
            <text:p>27366,8669</text:p>
          </table:table-cell>
          <table:table-cell table:style-name="ce5"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6437.8872</text:p>
          </table:table-cell>
          <table:table-cell/>
          <table:table-cell office:value-type="string" calcext:value-type="string">
            <text:p>453658.7051</text:p>
          </table:table-cell>
          <table:table-cell/>
          <table:table-cell office:value-type="string" calcext:value-type="string">
            <text:p>36314.9409</text:p>
          </table:table-cell>
          <table:table-cell office:value-type="string" calcext:value-type="string">
            <text:p>93072.4071</text:p>
          </table:table-cell>
          <table:table-cell office:value-type="string" calcext:value-type="string">
            <text:p>62082.6001</text:p>
          </table:table-cell>
          <table:table-cell office:value-type="float" office:value="174024.2055" calcext:value-type="float">
            <text:p>174024,2055</text:p>
          </table:table-cell>
          <table:table-cell office:value-type="float" office:value="434949.1005" calcext:value-type="float">
            <text:p>434949,1005</text:p>
          </table:table-cell>
          <table:table-cell office:value-type="float" office:value="60372.4912" calcext:value-type="float">
            <text:p>60372,4912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451124.4830</text:p>
          </table:table-cell>
          <table:table-cell table:number-columns-repeated="2"/>
          <table:table-cell office:value-type="string" calcext:value-type="string">
            <text:p>1628970.1592</text:p>
          </table:table-cell>
          <table:table-cell office:value-type="string" calcext:value-type="string">
            <text:p>16311.8505</text:p>
          </table:table-cell>
          <table:table-cell office:value-type="string" calcext:value-type="string">
            <text:p>139581.9746</text:p>
          </table:table-cell>
          <table:table-cell office:value-type="string" calcext:value-type="string">
            <text:p>24599.4911</text:p>
          </table:table-cell>
          <table:table-cell office:value-type="float" office:value="484.8694" calcext:value-type="float">
            <text:p>484,8694</text:p>
          </table:table-cell>
          <table:table-cell office:value-type="float" office:value="5158.1867" calcext:value-type="float">
            <text:p>5158,1867</text:p>
          </table:table-cell>
          <table:table-cell office:value-type="float" office:value="33090.0903" calcext:value-type="float">
            <text:p>33090,090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319569.3238</text:p>
          </table:table-cell>
          <table:table-cell office:value-type="string" calcext:value-type="string">
            <text:p>453994.7051</text:p>
          </table:table-cell>
          <table:table-cell office:value-type="string" calcext:value-type="string">
            <text:p>55824.0092</text:p>
          </table:table-cell>
          <table:table-cell office:value-type="string" calcext:value-type="string">
            <text:p>294896.6358</text:p>
          </table:table-cell>
          <table:table-cell office:value-type="string" calcext:value-type="string">
            <text:p>155420.7447</text:p>
          </table:table-cell>
          <table:table-cell/>
          <table:table-cell office:value-type="float" office:value="19057.0795" calcext:value-type="float">
            <text:p>19057,0795</text:p>
          </table:table-cell>
          <table:table-cell office:value-type="float" office:value="5475.0478" calcext:value-type="float">
            <text:p>5475,0478</text:p>
          </table:table-cell>
          <table:table-cell office:value-type="float" office:value="42811.8827" calcext:value-type="float">
            <text:p>42811,8827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319630.4973</text:p>
          </table:table-cell>
          <table:table-cell office:value-type="string" calcext:value-type="string">
            <text:p>453876.2414</text:p>
          </table:table-cell>
          <table:table-cell office:value-type="string" calcext:value-type="string">
            <text:p>32183.2602</text:p>
          </table:table-cell>
          <table:table-cell office:value-type="string" calcext:value-type="string">
            <text:p>29674.8940</text:p>
          </table:table-cell>
          <table:table-cell/>
          <table:table-cell office:value-type="string" calcext:value-type="string">
            <text:p>25065.0488</text:p>
          </table:table-cell>
          <table:table-cell office:value-type="float" office:value="1471.428" calcext:value-type="float">
            <text:p>1471,428</text:p>
          </table:table-cell>
          <table:table-cell office:value-type="float" office:value="2756.7539" calcext:value-type="float">
            <text:p>2756,7539</text:p>
          </table:table-cell>
          <table:table-cell office:value-type="float" office:value="19421.5976" calcext:value-type="float">
            <text:p>19421,5976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319997.7285</text:p>
          </table:table-cell>
          <table:table-cell office:value-type="string" calcext:value-type="string">
            <text:p>453749.4974</text:p>
          </table:table-cell>
          <table:table-cell office:value-type="string" calcext:value-type="string">
            <text:p>53946.5080</text:p>
          </table:table-cell>
          <table:table-cell/>
          <table:table-cell office:value-type="string" calcext:value-type="string">
            <text:p>20278.3844</text:p>
          </table:table-cell>
          <table:table-cell office:value-type="string" calcext:value-type="string">
            <text:p>23078.4057</text:p>
          </table:table-cell>
          <table:table-cell office:value-type="float" office:value="9209.8686" calcext:value-type="float">
            <text:p>9209,8686</text:p>
          </table:table-cell>
          <table:table-cell office:value-type="float" office:value="1564.1121" calcext:value-type="float">
            <text:p>1564,1121</text:p>
          </table:table-cell>
          <table:table-cell office:value-type="float" office:value="25463.2135" calcext:value-type="float">
            <text:p>25463,2135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243010.1054</text:p>
          </table:table-cell>
          <table:table-cell office:value-type="string" calcext:value-type="string">
            <text:p>454241.6303</text:p>
          </table:table-cell>
          <table:table-cell/>
          <table:table-cell office:value-type="string" calcext:value-type="string">
            <text:p>13540.2755</text:p>
          </table:table-cell>
          <table:table-cell office:value-type="string" calcext:value-type="string">
            <text:p>93500.2706</text:p>
          </table:table-cell>
          <table:table-cell office:value-type="string" calcext:value-type="string">
            <text:p>26517.9130</text:p>
          </table:table-cell>
          <table:table-cell office:value-type="float" office:value="174326.1407" calcext:value-type="float">
            <text:p>174326,1407</text:p>
          </table:table-cell>
          <table:table-cell office:value-type="float" office:value="4083.411" calcext:value-type="float">
            <text:p>4083,411</text:p>
          </table:table-cell>
          <table:table-cell office:value-type="float" office:value="2058.8167" calcext:value-type="float">
            <text:p>2058,8167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319746.7413</text:p>
          </table:table-cell>
          <table:table-cell/>
          <table:table-cell office:value-type="string" calcext:value-type="string">
            <text:p>51375.3280</text:p>
          </table:table-cell>
          <table:table-cell office:value-type="string" calcext:value-type="string">
            <text:p>579008.2647</text:p>
          </table:table-cell>
          <table:table-cell office:value-type="string" calcext:value-type="string">
            <text:p>19847.0703</text:p>
          </table:table-cell>
          <table:table-cell office:value-type="string" calcext:value-type="string">
            <text:p>44077.0839</text:p>
          </table:table-cell>
          <table:table-cell office:value-type="float" office:value="234.9076" calcext:value-type="float">
            <text:p>234,9076</text:p>
          </table:table-cell>
          <table:table-cell office:value-type="float" office:value="5299.2183" calcext:value-type="float">
            <text:p>5299,2183</text:p>
          </table:table-cell>
          <table:table-cell office:value-type="float" office:value="385634.5918" calcext:value-type="float">
            <text:p>385634,5918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453782.8323</text:p>
          </table:table-cell>
          <table:table-cell office:value-type="string" calcext:value-type="string">
            <text:p>1628970.0815</text:p>
          </table:table-cell>
          <table:table-cell office:value-type="string" calcext:value-type="string">
            <text:p>911857.4962</text:p>
          </table:table-cell>
          <table:table-cell office:value-type="string" calcext:value-type="string">
            <text:p>2896910.3145</text:p>
          </table:table-cell>
          <table:table-cell office:value-type="string" calcext:value-type="string">
            <text:p>1624798.5664</text:p>
          </table:table-cell>
          <table:table-cell office:value-type="float" office:value="173781.0834" calcext:value-type="float">
            <text:p>173781,0834</text:p>
          </table:table-cell>
          <table:table-cell office:value-type="float" office:value="435067.4943" calcext:value-type="float">
            <text:p>435067,4943</text:p>
          </table:table-cell>
          <table:table-cell office:value-type="float" office:value="43690.7536" calcext:value-type="float">
            <text:p>43690,7536</text:p>
          </table:table-cell>
          <table:table-cell table:number-columns-repeated="1013"/>
        </table:table-row>
        <table:table-row table:style-name="ro1" table:number-rows-repeated="6">
          <table:table-cell table:style-name="Default" table:number-columns-repeated="11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6 CIRCUITOS</text:p>
          </table:table-cell>
          <table:table-cell table:style-name="Default" table:number-columns-repeated="10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Circuito 1</text:p>
          </table:table-cell>
          <table:table-cell table:style-name="ce1" office:value-type="string" calcext:value-type="string">
            <text:p>Circuito 2</text:p>
          </table:table-cell>
          <table:table-cell table:style-name="ce1" office:value-type="string" calcext:value-type="string">
            <text:p>Circuito 3</text:p>
          </table:table-cell>
          <table:table-cell table:style-name="ce1" office:value-type="string" calcext:value-type="string">
            <text:p>Circuito 4</text:p>
          </table:table-cell>
          <table:table-cell table:style-name="ce1" office:value-type="string" calcext:value-type="string">
            <text:p>Circuito 5</text:p>
          </table:table-cell>
          <table:table-cell table:style-name="ce1" office:value-type="string" calcext:value-type="string">
            <text:p>Circuito 6</text:p>
          </table:table-cell>
          <table:table-cell table:style-name="ce1" office:value-type="string" calcext:value-type="string">
            <text:p>Circuito 7</text:p>
          </table:table-cell>
          <table:table-cell table:style-name="ce1" office:value-type="string" calcext:value-type="string">
            <text:p>Circuito Test 1</text:p>
          </table:table-cell>
          <table:table-cell table:style-name="ce1" office:value-type="string" calcext:value-type="string">
            <text:p>Circuito Test 2</text:p>
          </table:table-cell>
          <table:table-cell table:style-name="ce1" office:value-type="string" calcext:value-type="string">
            <text:p>Circuito Test 3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40734.6310</text:p>
          </table:table-cell>
          <table:table-cell office:value-type="string" calcext:value-type="string">
            <text:p>319729.4136</text:p>
          </table:table-cell>
          <table:table-cell office:value-type="string" calcext:value-type="string">
            <text:p>453862.3742</text:p>
          </table:table-cell>
          <table:table-cell office:value-type="string" calcext:value-type="string">
            <text:p>84701.3425</text:p>
          </table:table-cell>
          <table:table-cell office:value-type="string" calcext:value-type="string">
            <text:p>9423.1384</text:p>
          </table:table-cell>
          <table:table-cell office:value-type="string" calcext:value-type="string">
            <text:p>64019.7759</text:p>
          </table:table-cell>
          <table:table-cell/>
          <table:table-cell office:value-type="float" office:value="10614.1664" calcext:value-type="float">
            <text:p>10614,1664</text:p>
          </table:table-cell>
          <table:table-cell office:value-type="float" office:value="3699.1379" calcext:value-type="float">
            <text:p>3699,1379</text:p>
          </table:table-cell>
          <table:table-cell office:value-type="float" office:value="1268.891" calcext:value-type="float">
            <text:p>1268,891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345561.6800</text:p>
          </table:table-cell>
          <table:table-cell office:value-type="string" calcext:value-type="string">
            <text:p>319963.2351</text:p>
          </table:table-cell>
          <table:table-cell office:value-type="string" calcext:value-type="string">
            <text:p>454224.0785</text:p>
          </table:table-cell>
          <table:table-cell office:value-type="string" calcext:value-type="string">
            <text:p>1369559.9810</text:p>
          </table:table-cell>
          <table:table-cell office:value-type="string" calcext:value-type="string">
            <text:p>135829.6959</text:p>
          </table:table-cell>
          <table:table-cell/>
          <table:table-cell office:value-type="string" calcext:value-type="string">
            <text:p>1625051.3059</text:p>
          </table:table-cell>
          <table:table-cell office:value-type="float" office:value="174334.006" calcext:value-type="float">
            <text:p>174334,006</text:p>
          </table:table-cell>
          <table:table-cell office:value-type="float" office:value="435423.1738" calcext:value-type="float">
            <text:p>435423,1738</text:p>
          </table:table-cell>
          <table:table-cell office:value-type="float" office:value="684610.2628" calcext:value-type="float">
            <text:p>684610,2628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33497.1941</text:p>
          </table:table-cell>
          <table:table-cell office:value-type="string" calcext:value-type="string">
            <text:p>285023.4530</text:p>
          </table:table-cell>
          <table:table-cell office:value-type="string" calcext:value-type="string">
            <text:p>453893.5040</text:p>
          </table:table-cell>
          <table:table-cell office:value-type="string" calcext:value-type="string">
            <text:p>1629284.3887</text:p>
          </table:table-cell>
          <table:table-cell/>
          <table:table-cell office:value-type="string" calcext:value-type="string">
            <text:p>26560.2242</text:p>
          </table:table-cell>
          <table:table-cell office:value-type="string" calcext:value-type="string">
            <text:p>1624342.7217</text:p>
          </table:table-cell>
          <table:table-cell office:value-type="float" office:value="173540.791" calcext:value-type="float">
            <text:p>173540,791</text:p>
          </table:table-cell>
          <table:table-cell office:value-type="float" office:value="12099.2493" calcext:value-type="float">
            <text:p>12099,2493</text:p>
          </table:table-cell>
          <table:table-cell office:value-type="float" office:value="24985.9329" calcext:value-type="float">
            <text:p>24985,9329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451184.6275</text:p>
          </table:table-cell>
          <table:table-cell office:value-type="string" calcext:value-type="string">
            <text:p>35995.1597</text:p>
          </table:table-cell>
          <table:table-cell office:value-type="string" calcext:value-type="string">
            <text:p>112758.0190</text:p>
          </table:table-cell>
          <table:table-cell/>
          <table:table-cell office:value-type="string" calcext:value-type="string">
            <text:p>128001.7523</text:p>
          </table:table-cell>
          <table:table-cell office:value-type="string" calcext:value-type="string">
            <text:p>1203469.5368</text:p>
          </table:table-cell>
          <table:table-cell office:value-type="string" calcext:value-type="string">
            <text:p>10070.6727</text:p>
          </table:table-cell>
          <table:table-cell office:value-type="float" office:value="50924.3959" calcext:value-type="float">
            <text:p>50924,3959</text:p>
          </table:table-cell>
          <table:table-cell office:value-type="float" office:value="12462.9226" calcext:value-type="float">
            <text:p>12462,9226</text:p>
          </table:table-cell>
          <table:table-cell office:value-type="float" office:value="784.8582" calcext:value-type="float">
            <text:p>784,8582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54680.8582</text:p>
          </table:table-cell>
          <table:table-cell office:value-type="string" calcext:value-type="string">
            <text:p>40277.0412</text:p>
          </table:table-cell>
          <table:table-cell/>
          <table:table-cell office:value-type="string" calcext:value-type="string">
            <text:p>80246.3449</text:p>
          </table:table-cell>
          <table:table-cell office:value-type="string" calcext:value-type="string">
            <text:p>129407.2158</text:p>
          </table:table-cell>
          <table:table-cell office:value-type="string" calcext:value-type="string">
            <text:p>2896851.5890</text:p>
          </table:table-cell>
          <table:table-cell office:value-type="string" calcext:value-type="string">
            <text:p>30981.5706</text:p>
          </table:table-cell>
          <table:table-cell office:value-type="float" office:value="174160.7979" calcext:value-type="float">
            <text:p>174160,7979</text:p>
          </table:table-cell>
          <table:table-cell office:value-type="float" office:value="21787.8465" calcext:value-type="float">
            <text:p>21787,8465</text:p>
          </table:table-cell>
          <table:table-cell office:value-type="float" office:value="43067.9661" calcext:value-type="float">
            <text:p>43067,9661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451163.2029</text:p>
          </table:table-cell>
          <table:table-cell/>
          <table:table-cell office:value-type="string" calcext:value-type="string">
            <text:p>453770.2287</text:p>
          </table:table-cell>
          <table:table-cell office:value-type="string" calcext:value-type="string">
            <text:p>1628987.7212</text:p>
          </table:table-cell>
          <table:table-cell office:value-type="string" calcext:value-type="string">
            <text:p>911745.9816</text:p>
          </table:table-cell>
          <table:table-cell office:value-type="string" calcext:value-type="string">
            <text:p>2896404.8720</text:p>
          </table:table-cell>
          <table:table-cell office:value-type="string" calcext:value-type="string">
            <text:p>1624751.4599</text:p>
          </table:table-cell>
          <table:table-cell office:value-type="float" office:value="173722.2173" calcext:value-type="float">
            <text:p>173722,2173</text:p>
          </table:table-cell>
          <table:table-cell office:value-type="float" office:value="63273.1406" calcext:value-type="float">
            <text:p>63273,1406</text:p>
          </table:table-cell>
          <table:table-cell office:value-type="float" office:value="4929.2152" calcext:value-type="float">
            <text:p>4929,2152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319807.5689</text:p>
          </table:table-cell>
          <table:table-cell office:value-type="string" calcext:value-type="string">
            <text:p>35947.2575</text:p>
          </table:table-cell>
          <table:table-cell office:value-type="string" calcext:value-type="string">
            <text:p>862352.0292</text:p>
          </table:table-cell>
          <table:table-cell office:value-type="string" calcext:value-type="string">
            <text:p>15755.1547</text:p>
          </table:table-cell>
          <table:table-cell office:value-type="string" calcext:value-type="string">
            <text:p>138830.3926</text:p>
          </table:table-cell>
          <table:table-cell office:value-type="string" calcext:value-type="string">
            <text:p>59125.0534</text:p>
          </table:table-cell>
          <table:table-cell office:value-type="float" office:value="173785.0663" calcext:value-type="float">
            <text:p>173785,0663</text:p>
          </table:table-cell>
          <table:table-cell office:value-type="float" office:value="435214.0829" calcext:value-type="float">
            <text:p>435214,0829</text:p>
          </table:table-cell>
          <table:table-cell office:value-type="float" office:value="36212.6245" calcext:value-type="float">
            <text:p>36212,6245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7 CIRCUITOS</text:p>
          </table:table-cell>
          <table:table-cell table:style-name="Default" table:number-columns-repeated="10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ce1" office:value-type="string" calcext:value-type="string">
            <text:p>Caso de prueba</text:p>
          </table:table-cell>
          <table:table-cell table:style-name="ce1" office:value-type="string" calcext:value-type="string">
            <text:p>Circuito 1</text:p>
          </table:table-cell>
          <table:table-cell table:style-name="ce1" office:value-type="string" calcext:value-type="string">
            <text:p>Circuito 2</text:p>
          </table:table-cell>
          <table:table-cell table:style-name="ce1" office:value-type="string" calcext:value-type="string">
            <text:p>Circuito 3</text:p>
          </table:table-cell>
          <table:table-cell table:style-name="ce1" office:value-type="string" calcext:value-type="string">
            <text:p>Circuito 4</text:p>
          </table:table-cell>
          <table:table-cell table:style-name="ce1" office:value-type="string" calcext:value-type="string">
            <text:p>Circuito 5</text:p>
          </table:table-cell>
          <table:table-cell table:style-name="ce1" office:value-type="string" calcext:value-type="string">
            <text:p>Circuito 6</text:p>
          </table:table-cell>
          <table:table-cell table:style-name="ce1" office:value-type="string" calcext:value-type="string">
            <text:p>Circuito 7</text:p>
          </table:table-cell>
          <table:table-cell table:style-name="ce1" office:value-type="string" calcext:value-type="string">
            <text:p>Circuito Test 1</text:p>
          </table:table-cell>
          <table:table-cell table:style-name="ce1" office:value-type="string" calcext:value-type="string">
            <text:p>Circuito Test 2</text:p>
          </table:table-cell>
          <table:table-cell table:style-name="ce1" office:value-type="string" calcext:value-type="string">
            <text:p>Circuito Test 3</text:p>
          </table:table-cell>
          <table:table-cell table:number-columns-repeated="1013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6" office:value-type="string" calcext:value-type="string">
            <text:p>37136.5325</text:p>
          </table:table-cell>
          <table:table-cell table:style-name="ce6" office:value-type="string" calcext:value-type="string">
            <text:p>319679.1004</text:p>
          </table:table-cell>
          <table:table-cell table:style-name="ce6" office:value-type="string" calcext:value-type="string">
            <text:p>31527.8741</text:p>
          </table:table-cell>
          <table:table-cell table:style-name="ce6" office:value-type="string" calcext:value-type="string">
            <text:p>216945.3500</text:p>
          </table:table-cell>
          <table:table-cell table:style-name="ce6" office:value-type="string" calcext:value-type="string">
            <text:p>912493.1105</text:p>
          </table:table-cell>
          <table:table-cell table:style-name="ce6" office:value-type="string" calcext:value-type="string">
            <text:p>44276.7368</text:p>
          </table:table-cell>
          <table:table-cell table:style-name="ce6" office:value-type="string" calcext:value-type="string">
            <text:p>134205.4183</text:p>
          </table:table-cell>
          <table:table-cell table:style-name="ce6" office:value-type="float" office:value="173707.151" calcext:value-type="float">
            <text:p>173707,151</text:p>
          </table:table-cell>
          <table:table-cell table:style-name="ce6" office:value-type="float" office:value="435308.0932" calcext:value-type="float">
            <text:p>435308,0932</text:p>
          </table:table-cell>
          <table:table-cell table:style-name="ce6" office:value-type="float" office:value="9166.7351" calcext:value-type="float">
            <text:p>9166,7351</text:p>
          </table:table-cell>
          <table:table-cell table:style-name="ce5" table:number-columns-repeated="1013"/>
        </table:table-row>
        <table:table-row table:style-name="ro1" table:number-rows-repeated="53">
          <table:table-cell table:style-name="Default" table:number-columns-repeated="11"/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Default" table:number-columns-repeated="11"/>
          <table:table-cell table:number-columns-repeated="4"/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0:30:38.6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2:58:41.908000000</meta:creation-date>
    <dc:date>2019-07-05T10:31:32.968000000</dc:date>
    <meta:editing-duration>PT39M41S</meta:editing-duration>
    <meta:editing-cycles>6</meta:editing-cycles>
    <meta:generator>LibreOffice/6.0.2.1$Windows_X86_64 LibreOffice_project/f7f06a8f319e4b62f9bc5095aa112a65d2f3ac89</meta:generator>
    <meta:document-statistic meta:table-count="1" meta:cell-count="1040" meta:object-count="0"/>
  </office:meta>
</office:document-meta>
</file>